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22in"/>
    </style:style>
    <style:style style:name="co5" style:family="table-column">
      <style:table-column-properties fo:break-before="auto" style:column-width="0.5764in"/>
    </style:style>
    <style:style style:name="co6" style:family="table-column">
      <style:table-column-properties fo:break-before="auto" style:column-width="1.2764in"/>
    </style:style>
    <style:style style:name="co7" style:family="table-column">
      <style:table-column-properties fo:break-before="auto" style:column-width="0.6929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V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Query Objec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Rang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090.9">
            <text:p>3090.9</text:p>
          </table:table-cell>
          <table:table-cell office:value-type="float" office:value="198.104240237305">
            <text:p>198.104240237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098.7">
            <text:p>3098.7</text:p>
          </table:table-cell>
          <table:table-cell office:value-type="float" office:value="191.215872772111">
            <text:p>191.21587277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116">
            <text:p>3116</text:p>
          </table:table-cell>
          <table:table-cell office:value-type="float" office:value="170.109082649928">
            <text:p>170.10908264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131.15">
            <text:p>3131.15</text:p>
          </table:table-cell>
          <table:table-cell office:value-type="float" office:value="198.147741597021">
            <text:p>198.14774159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136.3">
            <text:p>3136.3</text:p>
          </table:table-cell>
          <table:table-cell office:value-type="float" office:value="172.538140710974">
            <text:p>172.5381407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143.9">
            <text:p>3143.9</text:p>
          </table:table-cell>
          <table:table-cell office:value-type="float" office:value="175.392388660398">
            <text:p>175.39238866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151.95">
            <text:p>3151.95</text:p>
          </table:table-cell>
          <table:table-cell office:value-type="float" office:value="173.246204864638">
            <text:p>173.24620486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157.6">
            <text:p>3157.6</text:p>
          </table:table-cell>
          <table:table-cell office:value-type="float" office:value="183.64678053263">
            <text:p>183.6467805326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163.45">
            <text:p>3163.45</text:p>
          </table:table-cell>
          <table:table-cell office:value-type="float" office:value="174.071673456654">
            <text:p>174.07167345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173.3">
            <text:p>3173.3</text:p>
          </table:table-cell>
          <table:table-cell office:value-type="float" office:value="190.968086339053">
            <text:p>190.968086339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184.45">
            <text:p>3184.45</text:p>
          </table:table-cell>
          <table:table-cell office:value-type="float" office:value="197.13002688581">
            <text:p>197.1300268858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187.4">
            <text:p>3187.4</text:p>
          </table:table-cell>
          <table:table-cell office:value-type="float" office:value="191.083855937648">
            <text:p>191.08385593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189.1">
            <text:p>3189.1</text:p>
          </table:table-cell>
          <table:table-cell office:value-type="float" office:value="178.58272592835">
            <text:p>178.58272592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191.1">
            <text:p>3191.1</text:p>
          </table:table-cell>
          <table:table-cell office:value-type="float" office:value="233.89504056307">
            <text:p>233.895040563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195.6">
            <text:p>3195.6</text:p>
          </table:table-cell>
          <table:table-cell office:value-type="float" office:value="202.431815681231">
            <text:p>202.4318156812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197.9">
            <text:p>3197.9</text:p>
          </table:table-cell>
          <table:table-cell office:value-type="float" office:value="175.609481520788">
            <text:p>175.6094815208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203.95">
            <text:p>3203.95</text:p>
          </table:table-cell>
          <table:table-cell office:value-type="float" office:value="173.760316240504">
            <text:p>173.760316240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216.25">
            <text:p>3216.25</text:p>
          </table:table-cell>
          <table:table-cell office:value-type="float" office:value="115.028637738608">
            <text:p>115.0286377386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223">
            <text:p>3223</text:p>
          </table:table-cell>
          <table:table-cell office:value-type="float" office:value="204.943162852533">
            <text:p>204.943162852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231.95">
            <text:p>3231.95</text:p>
          </table:table-cell>
          <table:table-cell office:value-type="float" office:value="207.479270048841">
            <text:p>207.4792700488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232.9">
            <text:p>3232.9</text:p>
          </table:table-cell>
          <table:table-cell office:value-type="float" office:value="208.338162610694">
            <text:p>208.33816261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235.95">
            <text:p>3235.95</text:p>
          </table:table-cell>
          <table:table-cell office:value-type="float" office:value="147.028730185634">
            <text:p>147.0287301856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243.9">
            <text:p>3243.9</text:p>
          </table:table-cell>
          <table:table-cell office:value-type="float" office:value="160.275356808213">
            <text:p>160.2753568082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245.5">
            <text:p>3245.5</text:p>
          </table:table-cell>
          <table:table-cell office:value-type="float" office:value="199.419281916268">
            <text:p>199.419281916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250.55">
            <text:p>3250.55</text:p>
          </table:table-cell>
          <table:table-cell office:value-type="float" office:value="215.373506959422">
            <text:p>215.373506959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258.05">
            <text:p>3258.05</text:p>
          </table:table-cell>
          <table:table-cell office:value-type="float" office:value="187.051189517736">
            <text:p>187.051189517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260.15">
            <text:p>3260.15</text:p>
          </table:table-cell>
          <table:table-cell office:value-type="float" office:value="198.114682696664">
            <text:p>198.114682696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272.85">
            <text:p>3272.85</text:p>
          </table:table-cell>
          <table:table-cell office:value-type="float" office:value="247.759616362312">
            <text:p>247.759616362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273.6">
            <text:p>3273.6</text:p>
          </table:table-cell>
          <table:table-cell office:value-type="float" office:value="202.534540264124">
            <text:p>202.53454026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279.8">
            <text:p>3279.8</text:p>
          </table:table-cell>
          <table:table-cell office:value-type="float" office:value="183.580118749281">
            <text:p>183.580118749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280.8">
            <text:p>3280.8</text:p>
          </table:table-cell>
          <table:table-cell office:value-type="float" office:value="156.467121146904">
            <text:p>156.4671211469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283">
            <text:p>3283</text:p>
          </table:table-cell>
          <table:table-cell office:value-type="float" office:value="182.287410426502">
            <text:p>182.287410426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284.05">
            <text:p>3284.05</text:p>
          </table:table-cell>
          <table:table-cell office:value-type="float" office:value="192.709489906439">
            <text:p>192.709489906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286.35">
            <text:p>3286.35</text:p>
          </table:table-cell>
          <table:table-cell office:value-type="float" office:value="208.270323137983">
            <text:p>208.270323138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286.4">
            <text:p>3286.4</text:p>
          </table:table-cell>
          <table:table-cell office:value-type="float" office:value="168.736599467928">
            <text:p>168.7365994679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299.35">
            <text:p>3299.35</text:p>
          </table:table-cell>
          <table:table-cell office:value-type="float" office:value="229.10571249971">
            <text:p>229.105712499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00.95">
            <text:p>3300.95</text:p>
          </table:table-cell>
          <table:table-cell office:value-type="float" office:value="189.401814933226">
            <text:p>189.4018149332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03.5">
            <text:p>3303.5</text:p>
          </table:table-cell>
          <table:table-cell office:value-type="float" office:value="222.815057839456">
            <text:p>222.81505783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04.25">
            <text:p>3304.25</text:p>
          </table:table-cell>
          <table:table-cell office:value-type="float" office:value="192.188156502944">
            <text:p>192.18815650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06.3">
            <text:p>3306.3</text:p>
          </table:table-cell>
          <table:table-cell office:value-type="float" office:value="184.075826767123">
            <text:p>184.075826767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08.9">
            <text:p>3308.9</text:p>
          </table:table-cell>
          <table:table-cell office:value-type="float" office:value="200.003224973999">
            <text:p>200.0032249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312">
            <text:p>3312</text:p>
          </table:table-cell>
          <table:table-cell office:value-type="float" office:value="192.269862432988">
            <text:p>192.26986243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318.1">
            <text:p>3318.1</text:p>
          </table:table-cell>
          <table:table-cell office:value-type="float" office:value="162.469658705864">
            <text:p>162.46965870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20.75">
            <text:p>3320.75</text:p>
          </table:table-cell>
          <table:table-cell office:value-type="float" office:value="185.203907896135">
            <text:p>185.203907896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323.25">
            <text:p>3323.25</text:p>
          </table:table-cell>
          <table:table-cell office:value-type="float" office:value="144.23795443641">
            <text:p>144.23795443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34.9">
            <text:p>3334.9</text:p>
          </table:table-cell>
          <table:table-cell office:value-type="float" office:value="194.549453867134">
            <text:p>194.549453867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35">
            <text:p>3335</text:p>
          </table:table-cell>
          <table:table-cell office:value-type="float" office:value="202.137824268493">
            <text:p>202.137824268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46.1">
            <text:p>3346.1</text:p>
          </table:table-cell>
          <table:table-cell office:value-type="float" office:value="185.657722704982">
            <text:p>185.65772270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56.6">
            <text:p>3356.6</text:p>
          </table:table-cell>
          <table:table-cell office:value-type="float" office:value="240.905251084322">
            <text:p>240.905251084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358.6">
            <text:p>3358.6</text:p>
          </table:table-cell>
          <table:table-cell office:value-type="float" office:value="222.40535065506">
            <text:p>222.40535065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361.55">
            <text:p>3361.55</text:p>
          </table:table-cell>
          <table:table-cell office:value-type="float" office:value="235.752301155259">
            <text:p>235.752301155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366.25">
            <text:p>3366.25</text:p>
          </table:table-cell>
          <table:table-cell office:value-type="float" office:value="163.741831857348">
            <text:p>163.741831857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71.5">
            <text:p>3371.5</text:p>
          </table:table-cell>
          <table:table-cell office:value-type="float" office:value="102.571682251974">
            <text:p>102.571682252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74.15">
            <text:p>3374.15</text:p>
          </table:table-cell>
          <table:table-cell office:value-type="float" office:value="151.784806551908">
            <text:p>151.7848065519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389.65">
            <text:p>3389.65</text:p>
          </table:table-cell>
          <table:table-cell office:value-type="float" office:value="179.903105865352">
            <text:p>179.903105865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90.6">
            <text:p>3390.6</text:p>
          </table:table-cell>
          <table:table-cell office:value-type="float" office:value="120.32348066774">
            <text:p>120.323480667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93">
            <text:p>3393</text:p>
          </table:table-cell>
          <table:table-cell office:value-type="float" office:value="156.214275916127">
            <text:p>156.214275916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97.4">
            <text:p>3397.4</text:p>
          </table:table-cell>
          <table:table-cell office:value-type="float" office:value="106.180695043873">
            <text:p>106.1806950439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01.75">
            <text:p>3401.75</text:p>
          </table:table-cell>
          <table:table-cell office:value-type="float" office:value="217.81066893061">
            <text:p>217.810668930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08.5">
            <text:p>3408.5</text:p>
          </table:table-cell>
          <table:table-cell office:value-type="float" office:value="142.145875775557">
            <text:p>142.145875775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10.4">
            <text:p>3410.4</text:p>
          </table:table-cell>
          <table:table-cell office:value-type="float" office:value="102.901117583824">
            <text:p>102.901117583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10.75">
            <text:p>3410.75</text:p>
          </table:table-cell>
          <table:table-cell office:value-type="float" office:value="97.7981978361565">
            <text:p>97.7981978362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18">
            <text:p>3418</text:p>
          </table:table-cell>
          <table:table-cell office:value-type="float" office:value="87.1510183532011">
            <text:p>87.1510183532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18.9">
            <text:p>3418.9</text:p>
          </table:table-cell>
          <table:table-cell office:value-type="float" office:value="156.612228130501">
            <text:p>156.612228130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23.35">
            <text:p>3423.35</text:p>
          </table:table-cell>
          <table:table-cell office:value-type="float" office:value="237.846647022824">
            <text:p>237.846647022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23.75">
            <text:p>3423.75</text:p>
          </table:table-cell>
          <table:table-cell office:value-type="float" office:value="147.272154530312">
            <text:p>147.272154530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426">
            <text:p>3426</text:p>
          </table:table-cell>
          <table:table-cell office:value-type="float" office:value="128.785092304971">
            <text:p>128.78509230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27.95">
            <text:p>3427.95</text:p>
          </table:table-cell>
          <table:table-cell office:value-type="float" office:value="182.370906396826">
            <text:p>182.370906396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28.65">
            <text:p>3428.65</text:p>
          </table:table-cell>
          <table:table-cell office:value-type="float" office:value="107.122021545525">
            <text:p>107.122021545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30.65">
            <text:p>3430.65</text:p>
          </table:table-cell>
          <table:table-cell office:value-type="float" office:value="183.463422785034">
            <text:p>183.46342278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35.65">
            <text:p>3435.65</text:p>
          </table:table-cell>
          <table:table-cell office:value-type="float" office:value="122.759633023238">
            <text:p>122.7596330232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35.95">
            <text:p>3435.95</text:p>
          </table:table-cell>
          <table:table-cell office:value-type="float" office:value="97.0033375714465">
            <text:p>97.003337571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40">
            <text:p>3440</text:p>
          </table:table-cell>
          <table:table-cell office:value-type="float" office:value="99.5941765365827">
            <text:p>99.594176536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47.5">
            <text:p>3447.5</text:p>
          </table:table-cell>
          <table:table-cell office:value-type="float" office:value="94.3368962813596">
            <text:p>94.336896281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51.05">
            <text:p>3451.05</text:p>
          </table:table-cell>
          <table:table-cell office:value-type="float" office:value="133.294589162501">
            <text:p>133.294589162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51.25">
            <text:p>3451.25</text:p>
          </table:table-cell>
          <table:table-cell office:value-type="float" office:value="136.700356619871">
            <text:p>136.700356619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65.2">
            <text:p>3465.2</text:p>
          </table:table-cell>
          <table:table-cell office:value-type="float" office:value="104.761443289027">
            <text:p>104.76144328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65.65">
            <text:p>3465.65</text:p>
          </table:table-cell>
          <table:table-cell office:value-type="float" office:value="76.277306585904">
            <text:p>76.277306585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68.2">
            <text:p>3468.2</text:p>
          </table:table-cell>
          <table:table-cell office:value-type="float" office:value="125.308658918688">
            <text:p>125.3086589187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69">
            <text:p>3469</text:p>
          </table:table-cell>
          <table:table-cell office:value-type="float" office:value="123.794184031399">
            <text:p>123.794184031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69.05">
            <text:p>3469.05</text:p>
          </table:table-cell>
          <table:table-cell office:value-type="float" office:value="267.666672374429">
            <text:p>267.666672374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70">
            <text:p>3470</text:p>
          </table:table-cell>
          <table:table-cell office:value-type="float" office:value="110.755135321122">
            <text:p>110.755135321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71.55">
            <text:p>3471.55</text:p>
          </table:table-cell>
          <table:table-cell office:value-type="float" office:value="121.229730264486">
            <text:p>121.229730264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72.1">
            <text:p>3472.1</text:p>
          </table:table-cell>
          <table:table-cell office:value-type="float" office:value="139.675302040124">
            <text:p>139.675302040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72.7">
            <text:p>3472.7</text:p>
          </table:table-cell>
          <table:table-cell office:value-type="float" office:value="124.036325324479">
            <text:p>124.036325324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75.55">
            <text:p>3475.55</text:p>
          </table:table-cell>
          <table:table-cell office:value-type="float" office:value="108.091847518673">
            <text:p>108.0918475187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80.1">
            <text:p>3480.1</text:p>
          </table:table-cell>
          <table:table-cell office:value-type="float" office:value="121.577094882219">
            <text:p>121.5770948822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82.15">
            <text:p>3482.15</text:p>
          </table:table-cell>
          <table:table-cell office:value-type="float" office:value="81.2048489931482">
            <text:p>81.2048489931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83.4">
            <text:p>3483.4</text:p>
          </table:table-cell>
          <table:table-cell office:value-type="float" office:value="170.728849348902">
            <text:p>170.728849348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83.45">
            <text:p>3483.45</text:p>
          </table:table-cell>
          <table:table-cell office:value-type="float" office:value="145.319122967351">
            <text:p>145.319122967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85.45">
            <text:p>3485.45</text:p>
          </table:table-cell>
          <table:table-cell office:value-type="float" office:value="171.308924169175">
            <text:p>171.308924169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85.7">
            <text:p>3485.7</text:p>
          </table:table-cell>
          <table:table-cell office:value-type="float" office:value="167.532713223418">
            <text:p>167.532713223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97.1">
            <text:p>3497.1</text:p>
          </table:table-cell>
          <table:table-cell office:value-type="float" office:value="119.921599388934">
            <text:p>119.921599388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499.55">
            <text:p>3499.55</text:p>
          </table:table-cell>
          <table:table-cell office:value-type="float" office:value="155.334952602433">
            <text:p>155.334952602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01">
            <text:p>3501</text:p>
          </table:table-cell>
          <table:table-cell office:value-type="float" office:value="138.354616836591">
            <text:p>138.354616836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01.15">
            <text:p>3501.15</text:p>
          </table:table-cell>
          <table:table-cell office:value-type="float" office:value="106.21641822242">
            <text:p>106.216418222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02.95">
            <text:p>3502.95</text:p>
          </table:table-cell>
          <table:table-cell office:value-type="float" office:value="187.845541602669">
            <text:p>187.8455416027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03.75">
            <text:p>3503.75</text:p>
          </table:table-cell>
          <table:table-cell office:value-type="float" office:value="166.387762470682">
            <text:p>166.387762470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04.3">
            <text:p>3504.3</text:p>
          </table:table-cell>
          <table:table-cell office:value-type="float" office:value="150.080678303371">
            <text:p>150.080678303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05.1">
            <text:p>3505.1</text:p>
          </table:table-cell>
          <table:table-cell office:value-type="float" office:value="194.098145277074">
            <text:p>194.098145277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05.1">
            <text:p>3505.1</text:p>
          </table:table-cell>
          <table:table-cell office:value-type="float" office:value="191.715648813549">
            <text:p>191.715648813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08.35">
            <text:p>3508.35</text:p>
          </table:table-cell>
          <table:table-cell office:value-type="float" office:value="128.762290675492">
            <text:p>128.762290675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08.35">
            <text:p>3508.35</text:p>
          </table:table-cell>
          <table:table-cell office:value-type="float" office:value="80.7169591845481">
            <text:p>80.716959184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10.75">
            <text:p>3510.75</text:p>
          </table:table-cell>
          <table:table-cell office:value-type="float" office:value="238.223398305036">
            <text:p>238.22339830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12.2">
            <text:p>3512.2</text:p>
          </table:table-cell>
          <table:table-cell office:value-type="float" office:value="108.865788932979">
            <text:p>108.86578893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13.05">
            <text:p>3513.05</text:p>
          </table:table-cell>
          <table:table-cell office:value-type="float" office:value="108.64827426149">
            <text:p>108.648274261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13.05">
            <text:p>3513.05</text:p>
          </table:table-cell>
          <table:table-cell office:value-type="float" office:value="134.200400521012">
            <text:p>134.20040052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15.9">
            <text:p>3515.9</text:p>
          </table:table-cell>
          <table:table-cell office:value-type="float" office:value="150.898939691437">
            <text:p>150.898939691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16.1">
            <text:p>3516.1</text:p>
          </table:table-cell>
          <table:table-cell office:value-type="float" office:value="199.298996485181">
            <text:p>199.298996485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19.4">
            <text:p>3519.4</text:p>
          </table:table-cell>
          <table:table-cell office:value-type="float" office:value="190.481075175462">
            <text:p>190.481075175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20.15">
            <text:p>3520.15</text:p>
          </table:table-cell>
          <table:table-cell office:value-type="float" office:value="172.996322215242">
            <text:p>172.9963222152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23.85">
            <text:p>3523.85</text:p>
          </table:table-cell>
          <table:table-cell office:value-type="float" office:value="150.485971106944">
            <text:p>150.485971106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26.45">
            <text:p>3526.45</text:p>
          </table:table-cell>
          <table:table-cell office:value-type="float" office:value="103.934342255099">
            <text:p>103.934342255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29.45">
            <text:p>3529.45</text:p>
          </table:table-cell>
          <table:table-cell office:value-type="float" office:value="82.3999241504505">
            <text:p>82.399924150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30.55">
            <text:p>3530.55</text:p>
          </table:table-cell>
          <table:table-cell office:value-type="float" office:value="157.831389463566">
            <text:p>157.831389463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31.95">
            <text:p>3531.95</text:p>
          </table:table-cell>
          <table:table-cell office:value-type="float" office:value="162.231462731494">
            <text:p>162.231462731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34.6">
            <text:p>3534.6</text:p>
          </table:table-cell>
          <table:table-cell office:value-type="float" office:value="108.059428093989">
            <text:p>108.05942809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34.7">
            <text:p>3534.7</text:p>
          </table:table-cell>
          <table:table-cell office:value-type="float" office:value="180.949744404351">
            <text:p>180.949744404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34.85">
            <text:p>3534.85</text:p>
          </table:table-cell>
          <table:table-cell office:value-type="float" office:value="176.897788284648">
            <text:p>176.8977882846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36.75">
            <text:p>3536.75</text:p>
          </table:table-cell>
          <table:table-cell office:value-type="float" office:value="165.82215623975">
            <text:p>165.822156239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36.9">
            <text:p>3536.9</text:p>
          </table:table-cell>
          <table:table-cell office:value-type="float" office:value="172.170235522868">
            <text:p>172.170235522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39.4">
            <text:p>3539.4</text:p>
          </table:table-cell>
          <table:table-cell office:value-type="float" office:value="150.875909276465">
            <text:p>150.875909276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41.05">
            <text:p>3541.05</text:p>
          </table:table-cell>
          <table:table-cell office:value-type="float" office:value="182.953675830796">
            <text:p>182.953675830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42.55">
            <text:p>3542.55</text:p>
          </table:table-cell>
          <table:table-cell office:value-type="float" office:value="222.137901988832">
            <text:p>222.137901988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43.95">
            <text:p>3543.95</text:p>
          </table:table-cell>
          <table:table-cell office:value-type="float" office:value="165.558290339083">
            <text:p>165.5582903391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47.45">
            <text:p>3547.45</text:p>
          </table:table-cell>
          <table:table-cell office:value-type="float" office:value="176.223856217029">
            <text:p>176.22385621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47.5">
            <text:p>3547.5</text:p>
          </table:table-cell>
          <table:table-cell office:value-type="float" office:value="138.351183587275">
            <text:p>138.351183587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56.1">
            <text:p>3556.1</text:p>
          </table:table-cell>
          <table:table-cell office:value-type="float" office:value="169.145469936383">
            <text:p>169.145469936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57">
            <text:p>3557</text:p>
          </table:table-cell>
          <table:table-cell office:value-type="float" office:value="136.517398158623">
            <text:p>136.5173981586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57.1">
            <text:p>3557.1</text:p>
          </table:table-cell>
          <table:table-cell office:value-type="float" office:value="172.96066026701">
            <text:p>172.960660267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60">
            <text:p>3560</text:p>
          </table:table-cell>
          <table:table-cell office:value-type="float" office:value="132.575638787826">
            <text:p>132.575638787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62.5">
            <text:p>3562.5</text:p>
          </table:table-cell>
          <table:table-cell office:value-type="float" office:value="194.614619183657">
            <text:p>194.614619183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63.8">
            <text:p>3563.8</text:p>
          </table:table-cell>
          <table:table-cell office:value-type="float" office:value="188.938243878787">
            <text:p>188.938243878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66.7">
            <text:p>3566.7</text:p>
          </table:table-cell>
          <table:table-cell office:value-type="float" office:value="119.753956093317">
            <text:p>119.7539560933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66.9">
            <text:p>3566.9</text:p>
          </table:table-cell>
          <table:table-cell office:value-type="float" office:value="166.888256027798">
            <text:p>166.8882560278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67.15">
            <text:p>3567.15</text:p>
          </table:table-cell>
          <table:table-cell office:value-type="float" office:value="158.813184276369">
            <text:p>158.813184276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67.15">
            <text:p>3567.15</text:p>
          </table:table-cell>
          <table:table-cell office:value-type="float" office:value="188.214843994835">
            <text:p>188.2148439948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70.95">
            <text:p>3570.95</text:p>
          </table:table-cell>
          <table:table-cell office:value-type="float" office:value="145.590341369199">
            <text:p>145.590341369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72.65">
            <text:p>3572.65</text:p>
          </table:table-cell>
          <table:table-cell office:value-type="float" office:value="188.584801879685">
            <text:p>188.584801879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74.25">
            <text:p>3574.25</text:p>
          </table:table-cell>
          <table:table-cell office:value-type="float" office:value="208.603661281388">
            <text:p>208.603661281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78.65">
            <text:p>3578.65</text:p>
          </table:table-cell>
          <table:table-cell office:value-type="float" office:value="137.1263195014">
            <text:p>137.126319501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79.1">
            <text:p>3579.1</text:p>
          </table:table-cell>
          <table:table-cell office:value-type="float" office:value="137.705809608745">
            <text:p>137.705809608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79.4">
            <text:p>3579.4</text:p>
          </table:table-cell>
          <table:table-cell office:value-type="float" office:value="231.208434102219">
            <text:p>231.208434102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79.7">
            <text:p>3579.7</text:p>
          </table:table-cell>
          <table:table-cell office:value-type="float" office:value="264.280362494076">
            <text:p>264.280362494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81.6">
            <text:p>3581.6</text:p>
          </table:table-cell>
          <table:table-cell office:value-type="float" office:value="171.153556784544">
            <text:p>171.153556784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84.7">
            <text:p>3584.7</text:p>
          </table:table-cell>
          <table:table-cell office:value-type="float" office:value="221.836674154658">
            <text:p>221.8366741547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86.25">
            <text:p>3586.25</text:p>
          </table:table-cell>
          <table:table-cell office:value-type="float" office:value="86.3399530924126">
            <text:p>86.3399530924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91.05">
            <text:p>3591.05</text:p>
          </table:table-cell>
          <table:table-cell office:value-type="float" office:value="198.932017282287">
            <text:p>198.932017282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1.45">
            <text:p>3591.45</text:p>
          </table:table-cell>
          <table:table-cell office:value-type="float" office:value="135.890203841189">
            <text:p>135.890203841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92">
            <text:p>3592</text:p>
          </table:table-cell>
          <table:table-cell office:value-type="float" office:value="213.299789029432">
            <text:p>213.299789029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92.35">
            <text:p>3592.35</text:p>
          </table:table-cell>
          <table:table-cell office:value-type="float" office:value="130.864156666369">
            <text:p>130.864156666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93.75">
            <text:p>3593.75</text:p>
          </table:table-cell>
          <table:table-cell office:value-type="float" office:value="195.738569270341">
            <text:p>195.738569270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94.8">
            <text:p>3594.8</text:p>
          </table:table-cell>
          <table:table-cell office:value-type="float" office:value="198.089525215242">
            <text:p>198.089525215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8">
            <text:p>3598</text:p>
          </table:table-cell>
          <table:table-cell office:value-type="float" office:value="197.896690219923">
            <text:p>197.896690219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98.05">
            <text:p>3598.05</text:p>
          </table:table-cell>
          <table:table-cell office:value-type="float" office:value="148.769444107317">
            <text:p>148.769444107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01.15">
            <text:p>3601.15</text:p>
          </table:table-cell>
          <table:table-cell office:value-type="float" office:value="217.399005287513">
            <text:p>217.399005287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01.75">
            <text:p>3601.75</text:p>
          </table:table-cell>
          <table:table-cell office:value-type="float" office:value="235.586051157534">
            <text:p>235.586051157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08.75">
            <text:p>3608.75</text:p>
          </table:table-cell>
          <table:table-cell office:value-type="float" office:value="163.75068702146">
            <text:p>163.750687021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09.1">
            <text:p>3609.1</text:p>
          </table:table-cell>
          <table:table-cell office:value-type="float" office:value="173.516252841052">
            <text:p>173.516252841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09.3">
            <text:p>3609.3</text:p>
          </table:table-cell>
          <table:table-cell office:value-type="float" office:value="182.471669033853">
            <text:p>182.471669033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11.7">
            <text:p>3611.7</text:p>
          </table:table-cell>
          <table:table-cell office:value-type="float" office:value="209.584135850021">
            <text:p>209.5841358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12.05">
            <text:p>3612.05</text:p>
          </table:table-cell>
          <table:table-cell office:value-type="float" office:value="188.612426684988">
            <text:p>188.61242668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12.6">
            <text:p>3612.6</text:p>
          </table:table-cell>
          <table:table-cell office:value-type="float" office:value="134.796661679732">
            <text:p>134.796661679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13.35">
            <text:p>3613.35</text:p>
          </table:table-cell>
          <table:table-cell office:value-type="float" office:value="191.299052532939">
            <text:p>191.299052532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14.3">
            <text:p>3614.3</text:p>
          </table:table-cell>
          <table:table-cell office:value-type="float" office:value="169.973556766928">
            <text:p>169.973556766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15.7">
            <text:p>3615.7</text:p>
          </table:table-cell>
          <table:table-cell office:value-type="float" office:value="212.495435245089">
            <text:p>212.495435245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15.85">
            <text:p>3615.85</text:p>
          </table:table-cell>
          <table:table-cell office:value-type="float" office:value="187.307841533664">
            <text:p>187.307841533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17.2">
            <text:p>3617.2</text:p>
          </table:table-cell>
          <table:table-cell office:value-type="float" office:value="178.536158802636">
            <text:p>178.536158802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18.15">
            <text:p>3618.15</text:p>
          </table:table-cell>
          <table:table-cell office:value-type="float" office:value="143.810734995688">
            <text:p>143.810734995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19.85">
            <text:p>3619.85</text:p>
          </table:table-cell>
          <table:table-cell office:value-type="float" office:value="221.121748138893">
            <text:p>221.121748138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20.3">
            <text:p>3620.3</text:p>
          </table:table-cell>
          <table:table-cell office:value-type="float" office:value="156.724631120957">
            <text:p>156.72463112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21.25">
            <text:p>3621.25</text:p>
          </table:table-cell>
          <table:table-cell office:value-type="float" office:value="180.22177310192">
            <text:p>180.221773101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22.1">
            <text:p>3622.1</text:p>
          </table:table-cell>
          <table:table-cell office:value-type="float" office:value="186.179993554624">
            <text:p>186.179993554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25.2">
            <text:p>3625.2</text:p>
          </table:table-cell>
          <table:table-cell office:value-type="float" office:value="148.121436666001">
            <text:p>148.121436666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26.65">
            <text:p>3626.65</text:p>
          </table:table-cell>
          <table:table-cell office:value-type="float" office:value="159.874411648644">
            <text:p>159.874411648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30.6">
            <text:p>3630.6</text:p>
          </table:table-cell>
          <table:table-cell office:value-type="float" office:value="199.421011932043">
            <text:p>199.42101193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31.2">
            <text:p>3631.2</text:p>
          </table:table-cell>
          <table:table-cell office:value-type="float" office:value="180.952922054329">
            <text:p>180.952922054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35.15">
            <text:p>3635.15</text:p>
          </table:table-cell>
          <table:table-cell office:value-type="float" office:value="164.291592907245">
            <text:p>164.291592907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42.35">
            <text:p>3642.35</text:p>
          </table:table-cell>
          <table:table-cell office:value-type="float" office:value="247.595491679473">
            <text:p>247.5954916795</text:p>
          </table:table-cell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44.8">
            <text:p>3644.8</text:p>
          </table:table-cell>
          <table:table-cell office:value-type="float" office:value="210.124153775809">
            <text:p>210.124153775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45.65">
            <text:p>3645.65</text:p>
          </table:table-cell>
          <table:table-cell office:value-type="float" office:value="225.931908990297">
            <text:p>225.931908990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46.4">
            <text:p>3646.4</text:p>
          </table:table-cell>
          <table:table-cell office:value-type="float" office:value="215.616186776411">
            <text:p>215.616186776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50.25">
            <text:p>3650.25</text:p>
          </table:table-cell>
          <table:table-cell office:value-type="float" office:value="172.349898462401">
            <text:p>172.349898462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52.75">
            <text:p>3652.75</text:p>
          </table:table-cell>
          <table:table-cell office:value-type="float" office:value="236.029632673527">
            <text:p>236.029632673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57.35">
            <text:p>3657.35</text:p>
          </table:table-cell>
          <table:table-cell office:value-type="float" office:value="146.920480192518">
            <text:p>146.9204801925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60.65">
            <text:p>3660.65</text:p>
          </table:table-cell>
          <table:table-cell office:value-type="float" office:value="214.158183359871">
            <text:p>214.1581833599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61.2">
            <text:p>3661.2</text:p>
          </table:table-cell>
          <table:table-cell office:value-type="float" office:value="156.614686412226">
            <text:p>156.6146864122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63.8">
            <text:p>3663.8</text:p>
          </table:table-cell>
          <table:table-cell office:value-type="float" office:value="153.361533638654">
            <text:p>153.361533638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64.35">
            <text:p>3664.35</text:p>
          </table:table-cell>
          <table:table-cell office:value-type="float" office:value="193.330099829282">
            <text:p>193.330099829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65.55">
            <text:p>3665.55</text:p>
          </table:table-cell>
          <table:table-cell office:value-type="float" office:value="177.470694763953">
            <text:p>177.47069476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65.7">
            <text:p>3665.7</text:p>
          </table:table-cell>
          <table:table-cell office:value-type="float" office:value="196.586901903459">
            <text:p>196.586901903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68.8">
            <text:p>3668.8</text:p>
          </table:table-cell>
          <table:table-cell office:value-type="float" office:value="176.549313224379">
            <text:p>176.549313224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70.35">
            <text:p>3670.35</text:p>
          </table:table-cell>
          <table:table-cell office:value-type="float" office:value="187.115545853358">
            <text:p>187.115545853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70.8">
            <text:p>3670.8</text:p>
          </table:table-cell>
          <table:table-cell office:value-type="float" office:value="167.948682638477">
            <text:p>167.948682638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72.15">
            <text:p>3672.15</text:p>
          </table:table-cell>
          <table:table-cell office:value-type="float" office:value="214.78903021337">
            <text:p>214.789030213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73.1">
            <text:p>3673.1</text:p>
          </table:table-cell>
          <table:table-cell office:value-type="float" office:value="197.456805403106">
            <text:p>197.456805403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74.15">
            <text:p>3674.15</text:p>
          </table:table-cell>
          <table:table-cell office:value-type="float" office:value="160.93361208896">
            <text:p>160.93361208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74.75">
            <text:p>3674.75</text:p>
          </table:table-cell>
          <table:table-cell office:value-type="float" office:value="181.506714751824">
            <text:p>181.506714751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75">
            <text:p>3675</text:p>
          </table:table-cell>
          <table:table-cell office:value-type="float" office:value="165.984336610416">
            <text:p>165.9843366104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75.1">
            <text:p>3675.1</text:p>
          </table:table-cell>
          <table:table-cell office:value-type="float" office:value="159.423618074613">
            <text:p>159.4236180746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79.35">
            <text:p>3679.35</text:p>
          </table:table-cell>
          <table:table-cell office:value-type="float" office:value="243.670325439927">
            <text:p>243.670325439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80.45">
            <text:p>3680.45</text:p>
          </table:table-cell>
          <table:table-cell office:value-type="float" office:value="155.819920100095">
            <text:p>155.819920100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82.3">
            <text:p>3682.3</text:p>
          </table:table-cell>
          <table:table-cell office:value-type="float" office:value="129.230066161091">
            <text:p>129.230066161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83.25">
            <text:p>3683.25</text:p>
          </table:table-cell>
          <table:table-cell office:value-type="float" office:value="251.879708392717">
            <text:p>251.8797083927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86.05">
            <text:p>3686.05</text:p>
          </table:table-cell>
          <table:table-cell office:value-type="float" office:value="174.526065388526">
            <text:p>174.526065388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91.4">
            <text:p>3691.4</text:p>
          </table:table-cell>
          <table:table-cell office:value-type="float" office:value="234.460742982701">
            <text:p>234.460742982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01.9">
            <text:p>3701.9</text:p>
          </table:table-cell>
          <table:table-cell office:value-type="float" office:value="211.937467192566">
            <text:p>211.9374671926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05.2">
            <text:p>3705.2</text:p>
          </table:table-cell>
          <table:table-cell office:value-type="float" office:value="217.342034590642">
            <text:p>217.3420345906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07.2">
            <text:p>3707.2</text:p>
          </table:table-cell>
          <table:table-cell office:value-type="float" office:value="178.527756945524">
            <text:p>178.527756945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08.5">
            <text:p>3708.5</text:p>
          </table:table-cell>
          <table:table-cell office:value-type="float" office:value="186.012230780667">
            <text:p>186.0122307807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09.35">
            <text:p>3709.35</text:p>
          </table:table-cell>
          <table:table-cell office:value-type="float" office:value="190.751743111302">
            <text:p>190.751743111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10.35">
            <text:p>3710.35</text:p>
          </table:table-cell>
          <table:table-cell office:value-type="float" office:value="202.342846426554">
            <text:p>202.342846426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15.35">
            <text:p>3715.35</text:p>
          </table:table-cell>
          <table:table-cell office:value-type="float" office:value="186.998201863013">
            <text:p>186.99820186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15.4">
            <text:p>3715.4</text:p>
          </table:table-cell>
          <table:table-cell office:value-type="float" office:value="191.400992682901">
            <text:p>191.400992682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18.15">
            <text:p>3718.15</text:p>
          </table:table-cell>
          <table:table-cell office:value-type="float" office:value="223.985998446331">
            <text:p>223.985998446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24.9">
            <text:p>3724.9</text:p>
          </table:table-cell>
          <table:table-cell office:value-type="float" office:value="122.005696588315">
            <text:p>122.005696588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26.7">
            <text:p>3726.7</text:p>
          </table:table-cell>
          <table:table-cell office:value-type="float" office:value="240.818001818801">
            <text:p>240.8180018188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28.95">
            <text:p>3728.95</text:p>
          </table:table-cell>
          <table:table-cell office:value-type="float" office:value="146.35452674926">
            <text:p>146.354526749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29.15">
            <text:p>3729.15</text:p>
          </table:table-cell>
          <table:table-cell office:value-type="float" office:value="147.038863910192">
            <text:p>147.038863910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33.1">
            <text:p>3733.1</text:p>
          </table:table-cell>
          <table:table-cell office:value-type="float" office:value="214.639441855405">
            <text:p>214.639441855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33.2">
            <text:p>3733.2</text:p>
          </table:table-cell>
          <table:table-cell office:value-type="float" office:value="217.95839052443">
            <text:p>217.958390524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33.8">
            <text:p>3733.8</text:p>
          </table:table-cell>
          <table:table-cell office:value-type="float" office:value="167.122290553953">
            <text:p>167.12229055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34">
            <text:p>3734</text:p>
          </table:table-cell>
          <table:table-cell office:value-type="float" office:value="171.38640552856">
            <text:p>171.386405528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34.75">
            <text:p>3734.75</text:p>
          </table:table-cell>
          <table:table-cell office:value-type="float" office:value="119.426494129234">
            <text:p>119.4264941292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36.7">
            <text:p>3736.7</text:p>
          </table:table-cell>
          <table:table-cell office:value-type="float" office:value="153.02846140506">
            <text:p>153.028461405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36.8">
            <text:p>3736.8</text:p>
          </table:table-cell>
          <table:table-cell office:value-type="float" office:value="163.151953711869">
            <text:p>163.151953711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38.3">
            <text:p>3738.3</text:p>
          </table:table-cell>
          <table:table-cell office:value-type="float" office:value="128.123417063392">
            <text:p>128.123417063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44.05">
            <text:p>3744.05</text:p>
          </table:table-cell>
          <table:table-cell office:value-type="float" office:value="193.382128181484">
            <text:p>193.382128181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47.1">
            <text:p>3747.1</text:p>
          </table:table-cell>
          <table:table-cell office:value-type="float" office:value="181.125895442921">
            <text:p>181.125895442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52.95">
            <text:p>3752.95</text:p>
          </table:table-cell>
          <table:table-cell office:value-type="float" office:value="206.409174941425">
            <text:p>206.409174941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53.45">
            <text:p>3753.45</text:p>
          </table:table-cell>
          <table:table-cell office:value-type="float" office:value="155.231915210758">
            <text:p>155.2319152108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55.35">
            <text:p>3755.35</text:p>
          </table:table-cell>
          <table:table-cell office:value-type="float" office:value="174.333667144359">
            <text:p>174.333667144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57.95">
            <text:p>3757.95</text:p>
          </table:table-cell>
          <table:table-cell office:value-type="float" office:value="183.832933665326">
            <text:p>183.832933665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58.35">
            <text:p>3758.35</text:p>
          </table:table-cell>
          <table:table-cell office:value-type="float" office:value="174.331659488459">
            <text:p>174.3316594885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59.3">
            <text:p>3759.3</text:p>
          </table:table-cell>
          <table:table-cell office:value-type="float" office:value="188.891794422098">
            <text:p>188.891794422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61.7">
            <text:p>3761.7</text:p>
          </table:table-cell>
          <table:table-cell office:value-type="float" office:value="193.06348696737">
            <text:p>193.063486967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63.25">
            <text:p>3763.25</text:p>
          </table:table-cell>
          <table:table-cell office:value-type="float" office:value="213.474325154104">
            <text:p>213.474325154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65.4">
            <text:p>3765.4</text:p>
          </table:table-cell>
          <table:table-cell office:value-type="float" office:value="139.792846741169">
            <text:p>139.792846741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72.05">
            <text:p>3772.05</text:p>
          </table:table-cell>
          <table:table-cell office:value-type="float" office:value="182.382146878471">
            <text:p>182.382146878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77.3">
            <text:p>3777.3</text:p>
          </table:table-cell>
          <table:table-cell office:value-type="float" office:value="233.091848849332">
            <text:p>233.091848849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80.65">
            <text:p>3780.65</text:p>
          </table:table-cell>
          <table:table-cell office:value-type="float" office:value="199.306616799343">
            <text:p>199.3066167993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82.65">
            <text:p>3782.65</text:p>
          </table:table-cell>
          <table:table-cell office:value-type="float" office:value="199.567350786645">
            <text:p>199.567350786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84.1">
            <text:p>3784.1</text:p>
          </table:table-cell>
          <table:table-cell office:value-type="float" office:value="133.4345907177">
            <text:p>133.4345907177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87.8">
            <text:p>3787.8</text:p>
          </table:table-cell>
          <table:table-cell office:value-type="float" office:value="161.988765042518">
            <text:p>161.988765042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87.9">
            <text:p>3787.9</text:p>
          </table:table-cell>
          <table:table-cell office:value-type="float" office:value="188.647263430986">
            <text:p>188.64726343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88.7">
            <text:p>3788.7</text:p>
          </table:table-cell>
          <table:table-cell office:value-type="float" office:value="126.612835052375">
            <text:p>126.612835052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88.9">
            <text:p>3788.9</text:p>
          </table:table-cell>
          <table:table-cell office:value-type="float" office:value="131.427508536075">
            <text:p>131.427508536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91.55">
            <text:p>3791.55</text:p>
          </table:table-cell>
          <table:table-cell office:value-type="float" office:value="194.563222372575">
            <text:p>194.563222372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97.5">
            <text:p>3797.5</text:p>
          </table:table-cell>
          <table:table-cell office:value-type="float" office:value="135.072758171291">
            <text:p>135.072758171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99.15">
            <text:p>3799.15</text:p>
          </table:table-cell>
          <table:table-cell office:value-type="float" office:value="180.60627757639">
            <text:p>180.606277576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01.35">
            <text:p>3801.35</text:p>
          </table:table-cell>
          <table:table-cell office:value-type="float" office:value="197.370280184226">
            <text:p>197.370280184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02.75">
            <text:p>3802.75</text:p>
          </table:table-cell>
          <table:table-cell office:value-type="float" office:value="189.279918374877">
            <text:p>189.279918374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08.8">
            <text:p>3808.8</text:p>
          </table:table-cell>
          <table:table-cell office:value-type="float" office:value="167.576728694649">
            <text:p>167.576728694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18.15">
            <text:p>3818.15</text:p>
          </table:table-cell>
          <table:table-cell office:value-type="float" office:value="208.991213930155">
            <text:p>208.991213930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18.85">
            <text:p>3818.85</text:p>
          </table:table-cell>
          <table:table-cell office:value-type="float" office:value="170.400784916033">
            <text:p>170.40078491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18.95">
            <text:p>3818.95</text:p>
          </table:table-cell>
          <table:table-cell office:value-type="float" office:value="188.928948284798">
            <text:p>188.9289482848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21.45">
            <text:p>3821.45</text:p>
          </table:table-cell>
          <table:table-cell office:value-type="float" office:value="202.764019244046">
            <text:p>202.76401924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28.25">
            <text:p>3828.25</text:p>
          </table:table-cell>
          <table:table-cell office:value-type="float" office:value="256.141538021462">
            <text:p>256.141538021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30.75">
            <text:p>3830.75</text:p>
          </table:table-cell>
          <table:table-cell office:value-type="float" office:value="180.666509071272">
            <text:p>180.666509071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37.15">
            <text:p>3837.15</text:p>
          </table:table-cell>
          <table:table-cell office:value-type="float" office:value="168.910412645284">
            <text:p>168.910412645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43.9">
            <text:p>3843.9</text:p>
          </table:table-cell>
          <table:table-cell office:value-type="float" office:value="184.530458190511">
            <text:p>184.530458190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44.75">
            <text:p>3844.75</text:p>
          </table:table-cell>
          <table:table-cell office:value-type="float" office:value="139.964593737131">
            <text:p>139.9645937371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45">
            <text:p>3845</text:p>
          </table:table-cell>
          <table:table-cell office:value-type="float" office:value="185.922026667095">
            <text:p>185.922026667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46.75">
            <text:p>3846.75</text:p>
          </table:table-cell>
          <table:table-cell office:value-type="float" office:value="239.095352317857">
            <text:p>239.095352317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52.95">
            <text:p>3852.95</text:p>
          </table:table-cell>
          <table:table-cell office:value-type="float" office:value="191.684239049537">
            <text:p>191.684239049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58.05">
            <text:p>3858.05</text:p>
          </table:table-cell>
          <table:table-cell office:value-type="float" office:value="203.304568320537">
            <text:p>203.304568320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60.2">
            <text:p>3860.2</text:p>
          </table:table-cell>
          <table:table-cell office:value-type="float" office:value="270.995867127157">
            <text:p>270.995867127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62.85">
            <text:p>3862.85</text:p>
          </table:table-cell>
          <table:table-cell office:value-type="float" office:value="189.505217606271">
            <text:p>189.5052176063</text:p>
          </table:table-cell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70.55">
            <text:p>3870.55</text:p>
          </table:table-cell>
          <table:table-cell office:value-type="float" office:value="272.504032080261">
            <text:p>272.504032080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73.3">
            <text:p>3873.3</text:p>
          </table:table-cell>
          <table:table-cell office:value-type="float" office:value="189.298468033949">
            <text:p>189.2984680339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74.5">
            <text:p>3874.5</text:p>
          </table:table-cell>
          <table:table-cell office:value-type="float" office:value="172.343117065928">
            <text:p>172.343117065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75">
            <text:p>3875</text:p>
          </table:table-cell>
          <table:table-cell office:value-type="float" office:value="207.615028357776">
            <text:p>207.6150283578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78.95">
            <text:p>3878.95</text:p>
          </table:table-cell>
          <table:table-cell office:value-type="float" office:value="181.820646517385">
            <text:p>181.820646517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83.5">
            <text:p>3883.5</text:p>
          </table:table-cell>
          <table:table-cell office:value-type="float" office:value="275.887930145557">
            <text:p>275.8879301456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85.75">
            <text:p>3885.75</text:p>
          </table:table-cell>
          <table:table-cell office:value-type="float" office:value="163.413547480005">
            <text:p>163.41354748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92.85">
            <text:p>3892.85</text:p>
          </table:table-cell>
          <table:table-cell office:value-type="float" office:value="89.0164451098784">
            <text:p>89.0164451099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99.1">
            <text:p>3899.1</text:p>
          </table:table-cell>
          <table:table-cell office:value-type="float" office:value="233.641370480487">
            <text:p>233.6413704805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13.35">
            <text:p>3913.35</text:p>
          </table:table-cell>
          <table:table-cell office:value-type="float" office:value="230.64936050204">
            <text:p>230.64936050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25.15">
            <text:p>3925.15</text:p>
          </table:table-cell>
          <table:table-cell office:value-type="float" office:value="208.039245095727">
            <text:p>208.0392450957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33.65">
            <text:p>3933.65</text:p>
          </table:table-cell>
          <table:table-cell office:value-type="float" office:value="102.961291270069">
            <text:p>102.9612912701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3.75">
            <text:p>3943.75</text:p>
          </table:table-cell>
          <table:table-cell office:value-type="float" office:value="149.278556732037">
            <text:p>149.278556732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5.25">
            <text:p>3945.25</text:p>
          </table:table-cell>
          <table:table-cell office:value-type="float" office:value="211.002813962279">
            <text:p>211.002813962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71.6">
            <text:p>3971.6</text:p>
          </table:table-cell>
          <table:table-cell office:value-type="float" office:value="185.273959314308">
            <text:p>185.2739593143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89.6">
            <text:p>3989.6</text:p>
          </table:table-cell>
          <table:table-cell office:value-type="float" office:value="198.2892836237">
            <text:p>198.2892836237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49.75">
            <text:p>4049.75</text:p>
          </table:table-cell>
          <table:table-cell office:value-type="float" office:value="144.267763204397">
            <text:p>144.2677632044</text:p>
          </table:table-cell>
        </table:table-row>
        <table:table-row table:style-name="ro2" table:visibility="filter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58.65">
            <text:p>4058.65</text:p>
          </table:table-cell>
          <table:table-cell office:value-type="float" office:value="195.01160862882">
            <text:p>195.0116086288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87.55">
            <text:p>4087.55</text:p>
          </table:table-cell>
          <table:table-cell office:value-type="float" office:value="214.219157640021">
            <text:p>214.21915764</text:p>
          </table:table-cell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01.85">
            <text:p>4101.85</text:p>
          </table:table-cell>
          <table:table-cell office:value-type="float" office:value="211.883287448539">
            <text:p>211.8832874485</text:p>
          </table:table-cell>
        </table:table-row>
        <table:table-row table:style-name="ro2" table:number-rows-repeated="104828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JV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Query Objec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Rang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229.55">
            <text:p>3229.55</text:p>
          </table:table-cell>
          <table:table-cell office:value-type="float" office:value="145.753035988963">
            <text:p>145.7530359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280">
            <text:p>3280</text:p>
          </table:table-cell>
          <table:table-cell office:value-type="float" office:value="193.090652285397">
            <text:p>193.09065228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280.95">
            <text:p>3280.95</text:p>
          </table:table-cell>
          <table:table-cell office:value-type="float" office:value="167.937034331323">
            <text:p>167.93703433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286.45">
            <text:p>3286.45</text:p>
          </table:table-cell>
          <table:table-cell office:value-type="float" office:value="191.995436143675">
            <text:p>191.99543614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02.75">
            <text:p>3302.75</text:p>
          </table:table-cell>
          <table:table-cell office:value-type="float" office:value="182.049409501926">
            <text:p>182.04940950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20.35">
            <text:p>3320.35</text:p>
          </table:table-cell>
          <table:table-cell office:value-type="float" office:value="155.312676559256">
            <text:p>155.31267655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21.1">
            <text:p>3321.1</text:p>
          </table:table-cell>
          <table:table-cell office:value-type="float" office:value="192.956704988451">
            <text:p>192.95670498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328.5">
            <text:p>3328.5</text:p>
          </table:table-cell>
          <table:table-cell office:value-type="float" office:value="182.974998292116">
            <text:p>182.97499829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30.1">
            <text:p>3330.1</text:p>
          </table:table-cell>
          <table:table-cell office:value-type="float" office:value="200.765260939237">
            <text:p>200.76526093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32">
            <text:p>3332</text:p>
          </table:table-cell>
          <table:table-cell office:value-type="float" office:value="153.947718398163">
            <text:p>153.9477183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37">
            <text:p>3337</text:p>
          </table:table-cell>
          <table:table-cell office:value-type="float" office:value="180.774168508667">
            <text:p>180.77416850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46.6">
            <text:p>3346.6</text:p>
          </table:table-cell>
          <table:table-cell office:value-type="float" office:value="199.121420244031">
            <text:p>199.1214202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46.8">
            <text:p>3346.8</text:p>
          </table:table-cell>
          <table:table-cell office:value-type="float" office:value="171.123230451041">
            <text:p>171.1232304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49.6">
            <text:p>3349.6</text:p>
          </table:table-cell>
          <table:table-cell office:value-type="float" office:value="157.107733737076">
            <text:p>157.10773373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56.1">
            <text:p>3356.1</text:p>
          </table:table-cell>
          <table:table-cell office:value-type="float" office:value="180.925371355153">
            <text:p>180.92537135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56.2">
            <text:p>3356.2</text:p>
          </table:table-cell>
          <table:table-cell office:value-type="float" office:value="167.761318545128">
            <text:p>167.76131854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356.7">
            <text:p>3356.7</text:p>
          </table:table-cell>
          <table:table-cell office:value-type="float" office:value="148.884888420551">
            <text:p>148.8848884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60.55">
            <text:p>3360.55</text:p>
          </table:table-cell>
          <table:table-cell office:value-type="float" office:value="164.747830031233">
            <text:p>164.74783003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65.35">
            <text:p>3365.35</text:p>
          </table:table-cell>
          <table:table-cell office:value-type="float" office:value="220.820351190736">
            <text:p>220.82035119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375.15">
            <text:p>3375.15</text:p>
          </table:table-cell>
          <table:table-cell office:value-type="float" office:value="185.392091255264">
            <text:p>185.39209125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376.85">
            <text:p>3376.85</text:p>
          </table:table-cell>
          <table:table-cell office:value-type="float" office:value="185.663748480957">
            <text:p>185.6637484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77.4">
            <text:p>3377.4</text:p>
          </table:table-cell>
          <table:table-cell office:value-type="float" office:value="166.76222593861">
            <text:p>166.76222593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89.3">
            <text:p>3389.3</text:p>
          </table:table-cell>
          <table:table-cell office:value-type="float" office:value="175.300627494599">
            <text:p>175.30062749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90.35">
            <text:p>3390.35</text:p>
          </table:table-cell>
          <table:table-cell office:value-type="float" office:value="174.127905575183">
            <text:p>174.12790557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05.15">
            <text:p>3405.15</text:p>
          </table:table-cell>
          <table:table-cell office:value-type="float" office:value="230.528365933566">
            <text:p>230.52836593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14.6">
            <text:p>3414.6</text:p>
          </table:table-cell>
          <table:table-cell office:value-type="float" office:value="195.069321011788">
            <text:p>195.06932101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15.95">
            <text:p>3415.95</text:p>
          </table:table-cell>
          <table:table-cell office:value-type="float" office:value="164.231992924643">
            <text:p>164.23199292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21.55">
            <text:p>3421.55</text:p>
          </table:table-cell>
          <table:table-cell office:value-type="float" office:value="218.787676755342">
            <text:p>218.78767675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23.05">
            <text:p>3423.05</text:p>
          </table:table-cell>
          <table:table-cell office:value-type="float" office:value="250.398377590591">
            <text:p>250.39837759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23.75">
            <text:p>3423.75</text:p>
          </table:table-cell>
          <table:table-cell office:value-type="float" office:value="189.18056850533">
            <text:p>189.18056850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25">
            <text:p>3425</text:p>
          </table:table-cell>
          <table:table-cell office:value-type="float" office:value="138.211793997473">
            <text:p>138.21179399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37.4">
            <text:p>3437.4</text:p>
          </table:table-cell>
          <table:table-cell office:value-type="float" office:value="221.619132748055">
            <text:p>221.61913274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37.55">
            <text:p>3437.55</text:p>
          </table:table-cell>
          <table:table-cell office:value-type="float" office:value="209.224395088145">
            <text:p>209.22439508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51.5">
            <text:p>3451.5</text:p>
          </table:table-cell>
          <table:table-cell office:value-type="float" office:value="181.598595809549">
            <text:p>181.59859580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452.85">
            <text:p>3452.85</text:p>
          </table:table-cell>
          <table:table-cell office:value-type="float" office:value="187.135051500247">
            <text:p>187.1350515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53.7">
            <text:p>3453.7</text:p>
          </table:table-cell>
          <table:table-cell office:value-type="float" office:value="197.614043023263">
            <text:p>197.61404302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62.65">
            <text:p>3462.65</text:p>
          </table:table-cell>
          <table:table-cell office:value-type="float" office:value="192.829788933142">
            <text:p>192.82978893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63.85">
            <text:p>3463.85</text:p>
          </table:table-cell>
          <table:table-cell office:value-type="float" office:value="189.032080610673">
            <text:p>189.03208061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67.7">
            <text:p>3467.7</text:p>
          </table:table-cell>
          <table:table-cell office:value-type="float" office:value="186.345941732038">
            <text:p>186.3459417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68.05">
            <text:p>3468.05</text:p>
          </table:table-cell>
          <table:table-cell office:value-type="float" office:value="149.9888245837">
            <text:p>149.98882458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69.3">
            <text:p>3469.3</text:p>
          </table:table-cell>
          <table:table-cell office:value-type="float" office:value="164.797481776877">
            <text:p>164.797481776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79.65">
            <text:p>3479.65</text:p>
          </table:table-cell>
          <table:table-cell office:value-type="float" office:value="113.806096058164">
            <text:p>113.80609605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79.7">
            <text:p>3479.7</text:p>
          </table:table-cell>
          <table:table-cell office:value-type="float" office:value="205.153381644076">
            <text:p>205.15338164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80">
            <text:p>3480</text:p>
          </table:table-cell>
          <table:table-cell office:value-type="float" office:value="187.524931675764">
            <text:p>187.52493167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481.45">
            <text:p>3481.45</text:p>
          </table:table-cell>
          <table:table-cell office:value-type="float" office:value="180.459822398228">
            <text:p>180.45982239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82.95">
            <text:p>3482.95</text:p>
          </table:table-cell>
          <table:table-cell office:value-type="float" office:value="180.601349662731">
            <text:p>180.60134966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85.85">
            <text:p>3485.85</text:p>
          </table:table-cell>
          <table:table-cell office:value-type="float" office:value="186.681620680773">
            <text:p>186.68162068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91.9">
            <text:p>3491.9</text:p>
          </table:table-cell>
          <table:table-cell office:value-type="float" office:value="170.364579651992">
            <text:p>170.3645796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11.65">
            <text:p>3511.65</text:p>
          </table:table-cell>
          <table:table-cell office:value-type="float" office:value="192.595502283932">
            <text:p>192.59550228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13.15">
            <text:p>3513.15</text:p>
          </table:table-cell>
          <table:table-cell office:value-type="float" office:value="162.154640698316">
            <text:p>162.15464069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26.45">
            <text:p>3526.45</text:p>
          </table:table-cell>
          <table:table-cell office:value-type="float" office:value="144.914276384351">
            <text:p>144.91427638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40.25">
            <text:p>3540.25</text:p>
          </table:table-cell>
          <table:table-cell office:value-type="float" office:value="163.218220490238">
            <text:p>163.21822049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49.45">
            <text:p>3549.45</text:p>
          </table:table-cell>
          <table:table-cell office:value-type="float" office:value="191.342748752076">
            <text:p>191.34274875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58.7">
            <text:p>3558.7</text:p>
          </table:table-cell>
          <table:table-cell office:value-type="float" office:value="120.471199877813">
            <text:p>120.471199877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58.95">
            <text:p>3558.95</text:p>
          </table:table-cell>
          <table:table-cell office:value-type="float" office:value="207.174678713399">
            <text:p>207.17467871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67.05">
            <text:p>3567.05</text:p>
          </table:table-cell>
          <table:table-cell office:value-type="float" office:value="184.943903657298">
            <text:p>184.94390365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80.6">
            <text:p>3580.6</text:p>
          </table:table-cell>
          <table:table-cell office:value-type="float" office:value="262.864680016163">
            <text:p>262.86468001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84.05">
            <text:p>3584.05</text:p>
          </table:table-cell>
          <table:table-cell office:value-type="float" office:value="120.149271741447">
            <text:p>120.14927174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84.4">
            <text:p>3584.4</text:p>
          </table:table-cell>
          <table:table-cell office:value-type="float" office:value="190.826465669728">
            <text:p>190.82646566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85">
            <text:p>3585</text:p>
          </table:table-cell>
          <table:table-cell office:value-type="float" office:value="142.149569116477">
            <text:p>142.14956911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85.65">
            <text:p>3585.65</text:p>
          </table:table-cell>
          <table:table-cell office:value-type="float" office:value="160.732160751979">
            <text:p>160.7321607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90.8">
            <text:p>3590.8</text:p>
          </table:table-cell>
          <table:table-cell office:value-type="float" office:value="123.385817661512">
            <text:p>123.38581766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94.6">
            <text:p>3594.6</text:p>
          </table:table-cell>
          <table:table-cell office:value-type="float" office:value="179.15144431458">
            <text:p>179.15144431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98.8">
            <text:p>3598.8</text:p>
          </table:table-cell>
          <table:table-cell office:value-type="float" office:value="140.891305622455">
            <text:p>140.89130562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02.75">
            <text:p>3602.75</text:p>
          </table:table-cell>
          <table:table-cell office:value-type="float" office:value="162.047176772692">
            <text:p>162.04717677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11.85">
            <text:p>3611.85</text:p>
          </table:table-cell>
          <table:table-cell office:value-type="float" office:value="167.803240433551">
            <text:p>167.80324043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12.95">
            <text:p>3612.95</text:p>
          </table:table-cell>
          <table:table-cell office:value-type="float" office:value="203.775237700757">
            <text:p>203.77523770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20.45">
            <text:p>3620.45</text:p>
          </table:table-cell>
          <table:table-cell office:value-type="float" office:value="168.736029051297">
            <text:p>168.73602905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26.05">
            <text:p>3626.05</text:p>
          </table:table-cell>
          <table:table-cell office:value-type="float" office:value="145.368316699341">
            <text:p>145.36831669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29.3">
            <text:p>3629.3</text:p>
          </table:table-cell>
          <table:table-cell office:value-type="float" office:value="139.049667385435">
            <text:p>139.04966738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32.55">
            <text:p>3632.55</text:p>
          </table:table-cell>
          <table:table-cell office:value-type="float" office:value="157.226421125713">
            <text:p>157.226421125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34.55">
            <text:p>3634.55</text:p>
          </table:table-cell>
          <table:table-cell office:value-type="float" office:value="179.538150541883">
            <text:p>179.53815054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43.1">
            <text:p>3643.1</text:p>
          </table:table-cell>
          <table:table-cell office:value-type="float" office:value="162.840996066715">
            <text:p>162.8409960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46.15">
            <text:p>3646.15</text:p>
          </table:table-cell>
          <table:table-cell office:value-type="float" office:value="166.385779139925">
            <text:p>166.38577913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46.75">
            <text:p>3646.75</text:p>
          </table:table-cell>
          <table:table-cell office:value-type="float" office:value="159.390675699678">
            <text:p>159.39067569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49.35">
            <text:p>3649.35</text:p>
          </table:table-cell>
          <table:table-cell office:value-type="float" office:value="151.09211594256">
            <text:p>151.09211594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50.1">
            <text:p>3650.1</text:p>
          </table:table-cell>
          <table:table-cell office:value-type="float" office:value="145.347824201121">
            <text:p>145.34782420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52.85">
            <text:p>3652.85</text:p>
          </table:table-cell>
          <table:table-cell office:value-type="float" office:value="127.99463855959">
            <text:p>127.99463855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59.95">
            <text:p>3659.95</text:p>
          </table:table-cell>
          <table:table-cell office:value-type="float" office:value="165.704397950085">
            <text:p>165.70439795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66.8">
            <text:p>3666.8</text:p>
          </table:table-cell>
          <table:table-cell office:value-type="float" office:value="187.418408914386">
            <text:p>187.41840891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71.75">
            <text:p>3671.75</text:p>
          </table:table-cell>
          <table:table-cell office:value-type="float" office:value="163.010390773104">
            <text:p>163.01039077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88.95">
            <text:p>3688.95</text:p>
          </table:table-cell>
          <table:table-cell office:value-type="float" office:value="146.108341650982">
            <text:p>146.1083416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89.15">
            <text:p>3689.15</text:p>
          </table:table-cell>
          <table:table-cell office:value-type="float" office:value="190.089787995042">
            <text:p>190.0897879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95.65">
            <text:p>3695.65</text:p>
          </table:table-cell>
          <table:table-cell office:value-type="float" office:value="164.217622379573">
            <text:p>164.21762237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96.55">
            <text:p>3696.55</text:p>
          </table:table-cell>
          <table:table-cell office:value-type="float" office:value="178.748559434755">
            <text:p>178.74855943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04.4">
            <text:p>3704.4</text:p>
          </table:table-cell>
          <table:table-cell office:value-type="float" office:value="163.560814378017">
            <text:p>163.5608143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06.05">
            <text:p>3706.05</text:p>
          </table:table-cell>
          <table:table-cell office:value-type="float" office:value="172.815645993064">
            <text:p>172.81564599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07.95">
            <text:p>3707.95</text:p>
          </table:table-cell>
          <table:table-cell office:value-type="float" office:value="173.030770384923">
            <text:p>173.03077038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08.05">
            <text:p>3708.05</text:p>
          </table:table-cell>
          <table:table-cell office:value-type="float" office:value="183.011878029815">
            <text:p>183.01187802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11.25">
            <text:p>3711.25</text:p>
          </table:table-cell>
          <table:table-cell office:value-type="float" office:value="189.027742672868">
            <text:p>189.02774267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13.5">
            <text:p>3713.5</text:p>
          </table:table-cell>
          <table:table-cell office:value-type="float" office:value="183.59507073993">
            <text:p>183.595070739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14.4">
            <text:p>3714.4</text:p>
          </table:table-cell>
          <table:table-cell office:value-type="float" office:value="175.044680010562">
            <text:p>175.04468001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15.95">
            <text:p>3715.95</text:p>
          </table:table-cell>
          <table:table-cell office:value-type="float" office:value="164.619705685559">
            <text:p>164.61970568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17.7">
            <text:p>3717.7</text:p>
          </table:table-cell>
          <table:table-cell office:value-type="float" office:value="180.361886217682">
            <text:p>180.36188621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27.85">
            <text:p>3727.85</text:p>
          </table:table-cell>
          <table:table-cell office:value-type="float" office:value="180.898113588838">
            <text:p>180.89811358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35.65">
            <text:p>3735.65</text:p>
          </table:table-cell>
          <table:table-cell office:value-type="float" office:value="135.117088112496">
            <text:p>135.11708811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40">
            <text:p>3740</text:p>
          </table:table-cell>
          <table:table-cell office:value-type="float" office:value="184.260142190328">
            <text:p>184.26014219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43.75">
            <text:p>3743.75</text:p>
          </table:table-cell>
          <table:table-cell office:value-type="float" office:value="190.091260977458">
            <text:p>190.09126097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47.8">
            <text:p>3747.8</text:p>
          </table:table-cell>
          <table:table-cell office:value-type="float" office:value="166.483813026973">
            <text:p>166.4838130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49.25">
            <text:p>3749.25</text:p>
          </table:table-cell>
          <table:table-cell office:value-type="float" office:value="144.073895970089">
            <text:p>144.07389597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63.7">
            <text:p>3763.7</text:p>
          </table:table-cell>
          <table:table-cell office:value-type="float" office:value="150.711014859565">
            <text:p>150.71101485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6.65">
            <text:p>3766.65</text:p>
          </table:table-cell>
          <table:table-cell office:value-type="float" office:value="175.235919548476">
            <text:p>175.23591954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72.7">
            <text:p>3772.7</text:p>
          </table:table-cell>
          <table:table-cell office:value-type="float" office:value="204.805297783041">
            <text:p>204.8052977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78">
            <text:p>3778</text:p>
          </table:table-cell>
          <table:table-cell office:value-type="float" office:value="172.334558345098">
            <text:p>172.33455834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78.85">
            <text:p>3778.85</text:p>
          </table:table-cell>
          <table:table-cell office:value-type="float" office:value="191.894834479722">
            <text:p>191.89483447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84.75">
            <text:p>3784.75</text:p>
          </table:table-cell>
          <table:table-cell office:value-type="float" office:value="203.679865229728">
            <text:p>203.67986522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86.05">
            <text:p>3786.05</text:p>
          </table:table-cell>
          <table:table-cell office:value-type="float" office:value="168.757362802338">
            <text:p>168.75736280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89.75">
            <text:p>3789.75</text:p>
          </table:table-cell>
          <table:table-cell office:value-type="float" office:value="35.7489510335618">
            <text:p>35.74895103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96.95">
            <text:p>3796.95</text:p>
          </table:table-cell>
          <table:table-cell office:value-type="float" office:value="187.183993706727">
            <text:p>187.18399370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08.45">
            <text:p>3808.45</text:p>
          </table:table-cell>
          <table:table-cell office:value-type="float" office:value="175.328399011683">
            <text:p>175.32839901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11.95">
            <text:p>3811.95</text:p>
          </table:table-cell>
          <table:table-cell office:value-type="float" office:value="173.402847439135">
            <text:p>173.40284743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12.05">
            <text:p>3812.05</text:p>
          </table:table-cell>
          <table:table-cell office:value-type="float" office:value="151.662610751629">
            <text:p>151.66261075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21.65">
            <text:p>3821.65</text:p>
          </table:table-cell>
          <table:table-cell office:value-type="float" office:value="176.209044887032">
            <text:p>176.2090448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24.95">
            <text:p>3824.95</text:p>
          </table:table-cell>
          <table:table-cell office:value-type="float" office:value="167.381443117211">
            <text:p>167.38144311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30.45">
            <text:p>3830.45</text:p>
          </table:table-cell>
          <table:table-cell office:value-type="float" office:value="130.528722892703">
            <text:p>130.52872289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34">
            <text:p>3834</text:p>
          </table:table-cell>
          <table:table-cell office:value-type="float" office:value="187.394770471323">
            <text:p>187.39477047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36.75">
            <text:p>3836.75</text:p>
          </table:table-cell>
          <table:table-cell office:value-type="float" office:value="150.218465908822">
            <text:p>150.21846590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43.6">
            <text:p>3843.6</text:p>
          </table:table-cell>
          <table:table-cell office:value-type="float" office:value="185.464659706371">
            <text:p>185.46465970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44.75">
            <text:p>3844.75</text:p>
          </table:table-cell>
          <table:table-cell office:value-type="float" office:value="174.081266941621">
            <text:p>174.08126694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47.55">
            <text:p>3847.55</text:p>
          </table:table-cell>
          <table:table-cell office:value-type="float" office:value="191.511220297924">
            <text:p>191.51122029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49.05">
            <text:p>3849.05</text:p>
          </table:table-cell>
          <table:table-cell office:value-type="float" office:value="149.425391081971">
            <text:p>149.4253910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59.2">
            <text:p>3859.2</text:p>
          </table:table-cell>
          <table:table-cell office:value-type="float" office:value="195.163674898788">
            <text:p>195.16367489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63.9">
            <text:p>3863.9</text:p>
          </table:table-cell>
          <table:table-cell office:value-type="float" office:value="183.590822210698">
            <text:p>183.59082221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64.5">
            <text:p>3864.5</text:p>
          </table:table-cell>
          <table:table-cell office:value-type="float" office:value="174.647502129289">
            <text:p>174.64750212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65.7">
            <text:p>3865.7</text:p>
          </table:table-cell>
          <table:table-cell office:value-type="float" office:value="156.726226267335">
            <text:p>156.72622626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68.05">
            <text:p>3868.05</text:p>
          </table:table-cell>
          <table:table-cell office:value-type="float" office:value="168.685646988711">
            <text:p>168.68564698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68.25">
            <text:p>3868.25</text:p>
          </table:table-cell>
          <table:table-cell office:value-type="float" office:value="194.372033739425">
            <text:p>194.37203373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85.8">
            <text:p>3885.8</text:p>
          </table:table-cell>
          <table:table-cell office:value-type="float" office:value="171.533553568974">
            <text:p>171.5335535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87.4">
            <text:p>3887.4</text:p>
          </table:table-cell>
          <table:table-cell office:value-type="float" office:value="190.7292321591">
            <text:p>190.72923215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00.1">
            <text:p>3900.1</text:p>
          </table:table-cell>
          <table:table-cell office:value-type="float" office:value="177.748108288105">
            <text:p>177.74810828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00.9">
            <text:p>3900.9</text:p>
          </table:table-cell>
          <table:table-cell office:value-type="float" office:value="187.419022513725">
            <text:p>187.41902251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01.2">
            <text:p>3901.2</text:p>
          </table:table-cell>
          <table:table-cell office:value-type="float" office:value="179.61558952385">
            <text:p>179.61558952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12.4">
            <text:p>3912.4</text:p>
          </table:table-cell>
          <table:table-cell office:value-type="float" office:value="112.823490461871">
            <text:p>112.82349046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14.35">
            <text:p>3914.35</text:p>
          </table:table-cell>
          <table:table-cell office:value-type="float" office:value="173.907813222983">
            <text:p>173.9078132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15.35">
            <text:p>3915.35</text:p>
          </table:table-cell>
          <table:table-cell office:value-type="float" office:value="156.833438717641">
            <text:p>156.83343871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27.65">
            <text:p>3927.65</text:p>
          </table:table-cell>
          <table:table-cell office:value-type="float" office:value="196.529202664642">
            <text:p>196.52920266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28.8">
            <text:p>3928.8</text:p>
          </table:table-cell>
          <table:table-cell office:value-type="float" office:value="188.924217611189">
            <text:p>188.92421761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29.6">
            <text:p>3929.6</text:p>
          </table:table-cell>
          <table:table-cell office:value-type="float" office:value="168.669914329735">
            <text:p>168.66991432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37.15">
            <text:p>3937.15</text:p>
          </table:table-cell>
          <table:table-cell office:value-type="float" office:value="178.14299733641">
            <text:p>178.14299733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38.4">
            <text:p>3938.4</text:p>
          </table:table-cell>
          <table:table-cell office:value-type="float" office:value="203.51004889194">
            <text:p>203.510048891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38.55">
            <text:p>3938.55</text:p>
          </table:table-cell>
          <table:table-cell office:value-type="float" office:value="187.414373781735">
            <text:p>187.414373781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38.8">
            <text:p>3938.8</text:p>
          </table:table-cell>
          <table:table-cell office:value-type="float" office:value="183.366736350953">
            <text:p>183.3667363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40.05">
            <text:p>3940.05</text:p>
          </table:table-cell>
          <table:table-cell office:value-type="float" office:value="193.417288524061">
            <text:p>193.41728852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41.95">
            <text:p>3941.95</text:p>
          </table:table-cell>
          <table:table-cell office:value-type="float" office:value="159.914500593286">
            <text:p>159.91450059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42.2">
            <text:p>3942.2</text:p>
          </table:table-cell>
          <table:table-cell office:value-type="float" office:value="151.92550806234">
            <text:p>151.92550806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4.6">
            <text:p>3944.6</text:p>
          </table:table-cell>
          <table:table-cell office:value-type="float" office:value="189.264735225556">
            <text:p>189.26473522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45.2">
            <text:p>3945.2</text:p>
          </table:table-cell>
          <table:table-cell office:value-type="float" office:value="159.114298540389">
            <text:p>159.11429854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6.55">
            <text:p>3946.55</text:p>
          </table:table-cell>
          <table:table-cell office:value-type="float" office:value="178.261458257246">
            <text:p>178.26145825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59.5">
            <text:p>3959.5</text:p>
          </table:table-cell>
          <table:table-cell office:value-type="float" office:value="211.924160963303">
            <text:p>211.92416096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60.15">
            <text:p>3960.15</text:p>
          </table:table-cell>
          <table:table-cell office:value-type="float" office:value="209.932435559634">
            <text:p>209.93243555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67.8">
            <text:p>3967.8</text:p>
          </table:table-cell>
          <table:table-cell office:value-type="float" office:value="177.971233630607">
            <text:p>177.97123363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68.5">
            <text:p>3968.5</text:p>
          </table:table-cell>
          <table:table-cell office:value-type="float" office:value="162.608271622326">
            <text:p>162.60827162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72.25">
            <text:p>3972.25</text:p>
          </table:table-cell>
          <table:table-cell office:value-type="float" office:value="175.955072390653">
            <text:p>175.95507239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73.6">
            <text:p>3973.6</text:p>
          </table:table-cell>
          <table:table-cell office:value-type="float" office:value="194.859282560519">
            <text:p>194.85928256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78.55">
            <text:p>3978.55</text:p>
          </table:table-cell>
          <table:table-cell office:value-type="float" office:value="273.682201650016">
            <text:p>273.682201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78.6">
            <text:p>3978.6</text:p>
          </table:table-cell>
          <table:table-cell office:value-type="float" office:value="178.403026880151">
            <text:p>178.403026880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81.55">
            <text:p>3981.55</text:p>
          </table:table-cell>
          <table:table-cell office:value-type="float" office:value="197.266944772813">
            <text:p>197.26694477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94.2">
            <text:p>3994.2</text:p>
          </table:table-cell>
          <table:table-cell office:value-type="float" office:value="207.686927850551">
            <text:p>207.68692785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94.9">
            <text:p>3994.9</text:p>
          </table:table-cell>
          <table:table-cell office:value-type="float" office:value="213.462619678481">
            <text:p>213.46261967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97.5">
            <text:p>3997.5</text:p>
          </table:table-cell>
          <table:table-cell office:value-type="float" office:value="188.665179617226">
            <text:p>188.66517961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99.6">
            <text:p>3999.6</text:p>
          </table:table-cell>
          <table:table-cell office:value-type="float" office:value="210.925911163138">
            <text:p>210.92591116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01.15">
            <text:p>4001.15</text:p>
          </table:table-cell>
          <table:table-cell office:value-type="float" office:value="199.231592625266">
            <text:p>199.23159262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09">
            <text:p>4009</text:p>
          </table:table-cell>
          <table:table-cell office:value-type="float" office:value="194.502956275734">
            <text:p>194.50295627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09.8">
            <text:p>4009.8</text:p>
          </table:table-cell>
          <table:table-cell office:value-type="float" office:value="211.392431274159">
            <text:p>211.39243127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11.15">
            <text:p>4011.15</text:p>
          </table:table-cell>
          <table:table-cell office:value-type="float" office:value="148.200632589743">
            <text:p>148.200632589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11.95">
            <text:p>4011.95</text:p>
          </table:table-cell>
          <table:table-cell office:value-type="float" office:value="221.028838616141">
            <text:p>221.02883861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17.05">
            <text:p>4017.05</text:p>
          </table:table-cell>
          <table:table-cell office:value-type="float" office:value="184.507039161112">
            <text:p>184.50703916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18">
            <text:p>4018</text:p>
          </table:table-cell>
          <table:table-cell office:value-type="float" office:value="200.55423206704">
            <text:p>200.5542320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18.5">
            <text:p>4018.5</text:p>
          </table:table-cell>
          <table:table-cell office:value-type="float" office:value="222.77039749482">
            <text:p>222.77039749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18.95">
            <text:p>4018.95</text:p>
          </table:table-cell>
          <table:table-cell office:value-type="float" office:value="236.889314870891">
            <text:p>236.889314870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25.95">
            <text:p>4025.95</text:p>
          </table:table-cell>
          <table:table-cell office:value-type="float" office:value="186.649531207555">
            <text:p>186.649531207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27">
            <text:p>4027</text:p>
          </table:table-cell>
          <table:table-cell office:value-type="float" office:value="128.888711685702">
            <text:p>128.88871168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28.6">
            <text:p>4028.6</text:p>
          </table:table-cell>
          <table:table-cell office:value-type="float" office:value="148.121706714445">
            <text:p>148.12170671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29.75">
            <text:p>4029.75</text:p>
          </table:table-cell>
          <table:table-cell office:value-type="float" office:value="168.678948004782">
            <text:p>168.67894800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30.35">
            <text:p>4030.35</text:p>
          </table:table-cell>
          <table:table-cell office:value-type="float" office:value="159.631536671173">
            <text:p>159.63153667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031.45">
            <text:p>4031.45</text:p>
          </table:table-cell>
          <table:table-cell office:value-type="float" office:value="111.060107599444">
            <text:p>111.060107599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34.6">
            <text:p>4034.6</text:p>
          </table:table-cell>
          <table:table-cell office:value-type="float" office:value="240.15336766325">
            <text:p>240.15336766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35.2">
            <text:p>4035.2</text:p>
          </table:table-cell>
          <table:table-cell office:value-type="float" office:value="96.3361821954763">
            <text:p>96.33618219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36.75">
            <text:p>4036.75</text:p>
          </table:table-cell>
          <table:table-cell office:value-type="float" office:value="230.008016164655">
            <text:p>230.00801616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37.35">
            <text:p>4037.35</text:p>
          </table:table-cell>
          <table:table-cell office:value-type="float" office:value="217.399005287513">
            <text:p>217.39900528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40.85">
            <text:p>4040.85</text:p>
          </table:table-cell>
          <table:table-cell office:value-type="float" office:value="219.059187207476">
            <text:p>219.05918720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43.1">
            <text:p>4043.1</text:p>
          </table:table-cell>
          <table:table-cell office:value-type="float" office:value="235.629348766235">
            <text:p>235.62934876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44.6">
            <text:p>4044.6</text:p>
          </table:table-cell>
          <table:table-cell office:value-type="float" office:value="203.679503141578">
            <text:p>203.67950314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47.7">
            <text:p>4047.7</text:p>
          </table:table-cell>
          <table:table-cell office:value-type="float" office:value="192.00575512208">
            <text:p>192.00575512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50.2">
            <text:p>4050.2</text:p>
          </table:table-cell>
          <table:table-cell office:value-type="float" office:value="230.798960136306">
            <text:p>230.79896013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057">
            <text:p>4057</text:p>
          </table:table-cell>
          <table:table-cell office:value-type="float" office:value="162.64193801108">
            <text:p>162.64193801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058.6">
            <text:p>4058.6</text:p>
          </table:table-cell>
          <table:table-cell office:value-type="float" office:value="184.892238885249">
            <text:p>184.89223888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062.6">
            <text:p>4062.6</text:p>
          </table:table-cell>
          <table:table-cell office:value-type="float" office:value="206.607937892037">
            <text:p>206.6079378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64.25">
            <text:p>4064.25</text:p>
          </table:table-cell>
          <table:table-cell office:value-type="float" office:value="133.893567806672">
            <text:p>133.89356780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64.35">
            <text:p>4064.35</text:p>
          </table:table-cell>
          <table:table-cell office:value-type="float" office:value="225.372419563708">
            <text:p>225.37241956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64.55">
            <text:p>4064.55</text:p>
          </table:table-cell>
          <table:table-cell office:value-type="float" office:value="215.497209958737">
            <text:p>215.49720995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66.1">
            <text:p>4066.1</text:p>
          </table:table-cell>
          <table:table-cell office:value-type="float" office:value="202.74020321584">
            <text:p>202.74020321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66.4">
            <text:p>4066.4</text:p>
          </table:table-cell>
          <table:table-cell office:value-type="float" office:value="135.154134231995">
            <text:p>135.1541342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68.1">
            <text:p>4068.1</text:p>
          </table:table-cell>
          <table:table-cell office:value-type="float" office:value="158.134721045063">
            <text:p>158.134721045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69.45">
            <text:p>4069.45</text:p>
          </table:table-cell>
          <table:table-cell office:value-type="float" office:value="196.776897780202">
            <text:p>196.77689778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70.35">
            <text:p>4070.35</text:p>
          </table:table-cell>
          <table:table-cell office:value-type="float" office:value="190.267515619456">
            <text:p>190.26751561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74.45">
            <text:p>4074.45</text:p>
          </table:table-cell>
          <table:table-cell office:value-type="float" office:value="117.248656708723">
            <text:p>117.24865670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74.8">
            <text:p>4074.8</text:p>
          </table:table-cell>
          <table:table-cell office:value-type="float" office:value="196.649078309561">
            <text:p>196.64907830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77.4">
            <text:p>4077.4</text:p>
          </table:table-cell>
          <table:table-cell office:value-type="float" office:value="172.979594172261">
            <text:p>172.97959417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77.55">
            <text:p>4077.55</text:p>
          </table:table-cell>
          <table:table-cell office:value-type="float" office:value="240.785064943821">
            <text:p>240.78506494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78.1">
            <text:p>4078.1</text:p>
          </table:table-cell>
          <table:table-cell office:value-type="float" office:value="148.612213495392">
            <text:p>148.61221349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80.85">
            <text:p>4080.85</text:p>
          </table:table-cell>
          <table:table-cell office:value-type="float" office:value="198.979465020891">
            <text:p>198.97946502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81">
            <text:p>4081</text:p>
          </table:table-cell>
          <table:table-cell office:value-type="float" office:value="178.501820719006">
            <text:p>178.5018207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86.1">
            <text:p>4086.1</text:p>
          </table:table-cell>
          <table:table-cell office:value-type="float" office:value="173.59691817541">
            <text:p>173.59691817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87.75">
            <text:p>4087.75</text:p>
          </table:table-cell>
          <table:table-cell office:value-type="float" office:value="176.631218928025">
            <text:p>176.6312189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90.65">
            <text:p>4090.65</text:p>
          </table:table-cell>
          <table:table-cell office:value-type="float" office:value="197.406503185685">
            <text:p>197.40650318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90.95">
            <text:p>4090.95</text:p>
          </table:table-cell>
          <table:table-cell office:value-type="float" office:value="114.479026463366">
            <text:p>114.47902646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91">
            <text:p>4091</text:p>
          </table:table-cell>
          <table:table-cell office:value-type="float" office:value="131.156013968098">
            <text:p>131.15601396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92.05">
            <text:p>4092.05</text:p>
          </table:table-cell>
          <table:table-cell office:value-type="float" office:value="170.55804730355">
            <text:p>170.55804730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95.15">
            <text:p>4095.15</text:p>
          </table:table-cell>
          <table:table-cell office:value-type="float" office:value="147.678798410605">
            <text:p>147.67879841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95.2">
            <text:p>4095.2</text:p>
          </table:table-cell>
          <table:table-cell office:value-type="float" office:value="146.293403815757">
            <text:p>146.29340381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97.75">
            <text:p>4097.75</text:p>
          </table:table-cell>
          <table:table-cell office:value-type="float" office:value="170.131383054391">
            <text:p>170.13138305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98.3">
            <text:p>4098.3</text:p>
          </table:table-cell>
          <table:table-cell office:value-type="float" office:value="221.444146456844">
            <text:p>221.44414645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99.05">
            <text:p>4099.05</text:p>
          </table:table-cell>
          <table:table-cell office:value-type="float" office:value="241.451128595416">
            <text:p>241.45112859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99.15">
            <text:p>4099.15</text:p>
          </table:table-cell>
          <table:table-cell office:value-type="float" office:value="156.639482570647">
            <text:p>156.63948257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99.55">
            <text:p>4099.55</text:p>
          </table:table-cell>
          <table:table-cell office:value-type="float" office:value="179.533973108156">
            <text:p>179.533973108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00.1">
            <text:p>4100.1</text:p>
          </table:table-cell>
          <table:table-cell office:value-type="float" office:value="228.982946963306">
            <text:p>228.98294696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01.2">
            <text:p>4101.2</text:p>
          </table:table-cell>
          <table:table-cell office:value-type="float" office:value="116.714437838684">
            <text:p>116.71443783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02.9">
            <text:p>4102.9</text:p>
          </table:table-cell>
          <table:table-cell office:value-type="float" office:value="186.623926654649">
            <text:p>186.62392665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03.8">
            <text:p>4103.8</text:p>
          </table:table-cell>
          <table:table-cell office:value-type="float" office:value="158.058090586974">
            <text:p>158.05809058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04.5">
            <text:p>4104.5</text:p>
          </table:table-cell>
          <table:table-cell office:value-type="float" office:value="193.989561574843">
            <text:p>193.98956157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04.75">
            <text:p>4104.75</text:p>
          </table:table-cell>
          <table:table-cell office:value-type="float" office:value="134.67214819702">
            <text:p>134.6721481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11">
            <text:p>4111</text:p>
          </table:table-cell>
          <table:table-cell office:value-type="float" office:value="105.121358438711">
            <text:p>105.12135843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11.4">
            <text:p>4111.4</text:p>
          </table:table-cell>
          <table:table-cell office:value-type="float" office:value="109.777228968489">
            <text:p>109.77722896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16.35">
            <text:p>4116.35</text:p>
          </table:table-cell>
          <table:table-cell office:value-type="float" office:value="225.037391337529">
            <text:p>225.03739133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17.8">
            <text:p>4117.8</text:p>
          </table:table-cell>
          <table:table-cell office:value-type="float" office:value="170.983507976647">
            <text:p>170.98350797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19.85">
            <text:p>4119.85</text:p>
          </table:table-cell>
          <table:table-cell office:value-type="float" office:value="124.407103896843">
            <text:p>124.40710389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20.65">
            <text:p>4120.65</text:p>
          </table:table-cell>
          <table:table-cell office:value-type="float" office:value="178.959010670041">
            <text:p>178.959010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21.75">
            <text:p>4121.75</text:p>
          </table:table-cell>
          <table:table-cell office:value-type="float" office:value="190.240867060682">
            <text:p>190.24086706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22">
            <text:p>4122</text:p>
          </table:table-cell>
          <table:table-cell office:value-type="float" office:value="137.55217192033">
            <text:p>137.55217192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23.65">
            <text:p>4123.65</text:p>
          </table:table-cell>
          <table:table-cell office:value-type="float" office:value="139.294032535497">
            <text:p>139.29403253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25.2">
            <text:p>4125.2</text:p>
          </table:table-cell>
          <table:table-cell office:value-type="float" office:value="193.23188142747">
            <text:p>193.23188142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28">
            <text:p>4128</text:p>
          </table:table-cell>
          <table:table-cell office:value-type="float" office:value="137.336812253671">
            <text:p>137.33681225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29.3">
            <text:p>4129.3</text:p>
          </table:table-cell>
          <table:table-cell office:value-type="float" office:value="130.422045682469">
            <text:p>130.42204568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30.1">
            <text:p>4130.1</text:p>
          </table:table-cell>
          <table:table-cell office:value-type="float" office:value="208.011754475558">
            <text:p>208.01175447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30.6">
            <text:p>4130.6</text:p>
          </table:table-cell>
          <table:table-cell office:value-type="float" office:value="223.290259527817">
            <text:p>223.29025952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31.05">
            <text:p>4131.05</text:p>
          </table:table-cell>
          <table:table-cell office:value-type="float" office:value="196.166886859123">
            <text:p>196.16688685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37.95">
            <text:p>4137.95</text:p>
          </table:table-cell>
          <table:table-cell office:value-type="float" office:value="129.936320942222">
            <text:p>129.93632094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49.4">
            <text:p>4149.4</text:p>
          </table:table-cell>
          <table:table-cell office:value-type="float" office:value="200.077085144701">
            <text:p>200.077085144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51.2">
            <text:p>4151.2</text:p>
          </table:table-cell>
          <table:table-cell office:value-type="float" office:value="175.662061925733">
            <text:p>175.662061925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51.25">
            <text:p>4151.25</text:p>
          </table:table-cell>
          <table:table-cell office:value-type="float" office:value="168.819689313776">
            <text:p>168.81968931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51.45">
            <text:p>4151.45</text:p>
          </table:table-cell>
          <table:table-cell office:value-type="float" office:value="216.994809845766">
            <text:p>216.99480984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56">
            <text:p>4156</text:p>
          </table:table-cell>
          <table:table-cell office:value-type="float" office:value="141.989084087475">
            <text:p>141.98908408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61.15">
            <text:p>4161.15</text:p>
          </table:table-cell>
          <table:table-cell office:value-type="float" office:value="181.802715876304">
            <text:p>181.80271587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61.45">
            <text:p>4161.45</text:p>
          </table:table-cell>
          <table:table-cell office:value-type="float" office:value="145.346301982541">
            <text:p>145.34630198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61.95">
            <text:p>4161.95</text:p>
          </table:table-cell>
          <table:table-cell office:value-type="float" office:value="125.605125293517">
            <text:p>125.605125293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64.1">
            <text:p>4164.1</text:p>
          </table:table-cell>
          <table:table-cell office:value-type="float" office:value="152.92086188614">
            <text:p>152.92086188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67.05">
            <text:p>4167.05</text:p>
          </table:table-cell>
          <table:table-cell office:value-type="float" office:value="224.010150439662">
            <text:p>224.01015043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68.2">
            <text:p>4168.2</text:p>
          </table:table-cell>
          <table:table-cell office:value-type="float" office:value="165.477370054035">
            <text:p>165.4773700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70">
            <text:p>4170</text:p>
          </table:table-cell>
          <table:table-cell office:value-type="float" office:value="187.421450213149">
            <text:p>187.42145021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72.2">
            <text:p>4172.2</text:p>
          </table:table-cell>
          <table:table-cell office:value-type="float" office:value="88.3903840923887">
            <text:p>88.39038409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72.4">
            <text:p>4172.4</text:p>
          </table:table-cell>
          <table:table-cell office:value-type="float" office:value="169.491120711381">
            <text:p>169.49112071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77.65">
            <text:p>4177.65</text:p>
          </table:table-cell>
          <table:table-cell office:value-type="float" office:value="224.631092015331">
            <text:p>224.63109201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77.95">
            <text:p>4177.95</text:p>
          </table:table-cell>
          <table:table-cell office:value-type="float" office:value="183.796483916314">
            <text:p>183.79648391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81.1">
            <text:p>4181.1</text:p>
          </table:table-cell>
          <table:table-cell office:value-type="float" office:value="157.907219594292">
            <text:p>157.90721959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82.05">
            <text:p>4182.05</text:p>
          </table:table-cell>
          <table:table-cell office:value-type="float" office:value="179.777772541546">
            <text:p>179.77777254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82.95">
            <text:p>4182.95</text:p>
          </table:table-cell>
          <table:table-cell office:value-type="float" office:value="128.031822216197">
            <text:p>128.03182221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86.8">
            <text:p>4186.8</text:p>
          </table:table-cell>
          <table:table-cell office:value-type="float" office:value="181.667443423416">
            <text:p>181.66744342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87.6">
            <text:p>4187.6</text:p>
          </table:table-cell>
          <table:table-cell office:value-type="float" office:value="193.617767779716">
            <text:p>193.61776777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97">
            <text:p>4197</text:p>
          </table:table-cell>
          <table:table-cell office:value-type="float" office:value="207.928593512292">
            <text:p>207.92859351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200.55">
            <text:p>4200.55</text:p>
          </table:table-cell>
          <table:table-cell office:value-type="float" office:value="201.859722332119">
            <text:p>201.859722332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01.1">
            <text:p>4201.1</text:p>
          </table:table-cell>
          <table:table-cell office:value-type="float" office:value="227.921017021248">
            <text:p>227.92101702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02.35">
            <text:p>4202.35</text:p>
          </table:table-cell>
          <table:table-cell office:value-type="float" office:value="138.201040155275">
            <text:p>138.20104015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04.6">
            <text:p>4204.6</text:p>
          </table:table-cell>
          <table:table-cell office:value-type="float" office:value="200.315101777175">
            <text:p>200.31510177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05.05">
            <text:p>4205.05</text:p>
          </table:table-cell>
          <table:table-cell office:value-type="float" office:value="183.57763344155">
            <text:p>183.57763344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07.35">
            <text:p>4207.35</text:p>
          </table:table-cell>
          <table:table-cell office:value-type="float" office:value="168.328332433967">
            <text:p>168.3283324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07.4">
            <text:p>4207.4</text:p>
          </table:table-cell>
          <table:table-cell office:value-type="float" office:value="218.244908302576">
            <text:p>218.24490830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07.5">
            <text:p>4207.5</text:p>
          </table:table-cell>
          <table:table-cell office:value-type="float" office:value="135.327565558537">
            <text:p>135.32756555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212">
            <text:p>4212</text:p>
          </table:table-cell>
          <table:table-cell office:value-type="float" office:value="98.397662573864">
            <text:p>98.39766257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26.45">
            <text:p>4226.45</text:p>
          </table:table-cell>
          <table:table-cell office:value-type="float" office:value="105.943133331047">
            <text:p>105.94313333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32.3">
            <text:p>4232.3</text:p>
          </table:table-cell>
          <table:table-cell office:value-type="float" office:value="230.635881857095">
            <text:p>230.63588185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34.4">
            <text:p>4234.4</text:p>
          </table:table-cell>
          <table:table-cell office:value-type="float" office:value="179.178235285427">
            <text:p>179.17823528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37.45">
            <text:p>4237.45</text:p>
          </table:table-cell>
          <table:table-cell office:value-type="float" office:value="295.781756536809">
            <text:p>295.78175653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38.65">
            <text:p>4238.65</text:p>
          </table:table-cell>
          <table:table-cell office:value-type="float" office:value="259.121260223857">
            <text:p>259.12126022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240.3">
            <text:p>4240.3</text:p>
          </table:table-cell>
          <table:table-cell office:value-type="float" office:value="193.132105047297">
            <text:p>193.13210504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46.35">
            <text:p>4246.35</text:p>
          </table:table-cell>
          <table:table-cell office:value-type="float" office:value="173.802553203341">
            <text:p>173.80255320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250.25">
            <text:p>4250.25</text:p>
          </table:table-cell>
          <table:table-cell office:value-type="float" office:value="170.787258014174">
            <text:p>170.78725801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59.75">
            <text:p>4259.75</text:p>
          </table:table-cell>
          <table:table-cell office:value-type="float" office:value="130.189813349586">
            <text:p>130.189813349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69.65">
            <text:p>4269.65</text:p>
          </table:table-cell>
          <table:table-cell office:value-type="float" office:value="166.529959767004">
            <text:p>166.5299597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76.1">
            <text:p>4276.1</text:p>
          </table:table-cell>
          <table:table-cell office:value-type="float" office:value="179.752301793329">
            <text:p>179.75230179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81.3">
            <text:p>4281.3</text:p>
          </table:table-cell>
          <table:table-cell office:value-type="float" office:value="155.008419126188">
            <text:p>155.00841912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87.35">
            <text:p>4287.35</text:p>
          </table:table-cell>
          <table:table-cell office:value-type="float" office:value="202.142097297916">
            <text:p>202.14209729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288.8">
            <text:p>4288.8</text:p>
          </table:table-cell>
          <table:table-cell office:value-type="float" office:value="229.38866580544">
            <text:p>229.38866580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04.85">
            <text:p>4304.85</text:p>
          </table:table-cell>
          <table:table-cell office:value-type="float" office:value="163.166563670379">
            <text:p>163.16656367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50.4">
            <text:p>4350.4</text:p>
          </table:table-cell>
          <table:table-cell office:value-type="float" office:value="155.725206694356">
            <text:p>155.72520669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42.05">
            <text:p>4442.05</text:p>
          </table:table-cell>
          <table:table-cell office:value-type="float" office:value="237.56693267372">
            <text:p>237.56693267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49.35">
            <text:p>4449.35</text:p>
          </table:table-cell>
          <table:table-cell office:value-type="float" office:value="208.897169679247">
            <text:p>208.897169679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98">
            <text:p>4498</text:p>
          </table:table-cell>
          <table:table-cell office:value-type="float" office:value="216.224882934412">
            <text:p>216.2248829344</text:p>
          </table:table-cell>
        </table:table-row>
        <table:table-row table:style-name="ro2" table:number-rows-repeated="104828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JVM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Query Objec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Rang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29.95">
            <text:p>3329.95</text:p>
          </table:table-cell>
          <table:table-cell office:value-type="float" office:value="145.353525929026">
            <text:p>145.3535259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363.05">
            <text:p>3363.05</text:p>
          </table:table-cell>
          <table:table-cell office:value-type="float" office:value="123.331453814508">
            <text:p>123.33145381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363.5">
            <text:p>3363.5</text:p>
          </table:table-cell>
          <table:table-cell office:value-type="float" office:value="108.269801883997">
            <text:p>108.2698018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367.7">
            <text:p>3367.7</text:p>
          </table:table-cell>
          <table:table-cell office:value-type="float" office:value="112.737349622918">
            <text:p>112.73734962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77.9">
            <text:p>3377.9</text:p>
          </table:table-cell>
          <table:table-cell office:value-type="float" office:value="92.4466873392443">
            <text:p>92.44668733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378.75">
            <text:p>3378.75</text:p>
          </table:table-cell>
          <table:table-cell office:value-type="float" office:value="125.244111638033">
            <text:p>125.2441116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387.15">
            <text:p>3387.15</text:p>
          </table:table-cell>
          <table:table-cell office:value-type="float" office:value="88.8865991024519">
            <text:p>88.88659910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391.4">
            <text:p>3391.4</text:p>
          </table:table-cell>
          <table:table-cell office:value-type="float" office:value="120.783442573889">
            <text:p>120.783442573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398.05">
            <text:p>3398.05</text:p>
          </table:table-cell>
          <table:table-cell office:value-type="float" office:value="96.8449663121424">
            <text:p>96.84496631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04.15">
            <text:p>3404.15</text:p>
          </table:table-cell>
          <table:table-cell office:value-type="float" office:value="136.137898837906">
            <text:p>136.13789883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08.2">
            <text:p>3408.2</text:p>
          </table:table-cell>
          <table:table-cell office:value-type="float" office:value="77.264221991812">
            <text:p>77.26422199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43.6">
            <text:p>3443.6</text:p>
          </table:table-cell>
          <table:table-cell office:value-type="float" office:value="195.237393959252">
            <text:p>195.23739395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450.55">
            <text:p>3450.55</text:p>
          </table:table-cell>
          <table:table-cell office:value-type="float" office:value="137.478898380806">
            <text:p>137.47889838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55.55">
            <text:p>3455.55</text:p>
          </table:table-cell>
          <table:table-cell office:value-type="float" office:value="143.460961588859">
            <text:p>143.46096158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55.95">
            <text:p>3455.95</text:p>
          </table:table-cell>
          <table:table-cell office:value-type="float" office:value="112.007801067604">
            <text:p>112.00780106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58.5">
            <text:p>3458.5</text:p>
          </table:table-cell>
          <table:table-cell office:value-type="float" office:value="102.805398690925">
            <text:p>102.80539869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464.65">
            <text:p>3464.65</text:p>
          </table:table-cell>
          <table:table-cell office:value-type="float" office:value="120.645876431812">
            <text:p>120.64587643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467.8">
            <text:p>3467.8</text:p>
          </table:table-cell>
          <table:table-cell office:value-type="float" office:value="86.4717294842655">
            <text:p>86.47172948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468.05">
            <text:p>3468.05</text:p>
          </table:table-cell>
          <table:table-cell office:value-type="float" office:value="109.161108000973">
            <text:p>109.161108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483.1">
            <text:p>3483.1</text:p>
          </table:table-cell>
          <table:table-cell office:value-type="float" office:value="106.911131319428">
            <text:p>106.91113131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487.5">
            <text:p>3487.5</text:p>
          </table:table-cell>
          <table:table-cell office:value-type="float" office:value="74.4476326017154">
            <text:p>74.44763260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489.95">
            <text:p>3489.95</text:p>
          </table:table-cell>
          <table:table-cell office:value-type="float" office:value="136.915110561253">
            <text:p>136.91511056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03.25">
            <text:p>3503.25</text:p>
          </table:table-cell>
          <table:table-cell office:value-type="float" office:value="130.684687320282">
            <text:p>130.68468732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05.15">
            <text:p>3505.15</text:p>
          </table:table-cell>
          <table:table-cell office:value-type="float" office:value="108.846348124317">
            <text:p>108.84634812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05.95">
            <text:p>3505.95</text:p>
          </table:table-cell>
          <table:table-cell office:value-type="float" office:value="114.039236668789">
            <text:p>114.03923666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07.45">
            <text:p>3507.45</text:p>
          </table:table-cell>
          <table:table-cell office:value-type="float" office:value="98.1363719525029">
            <text:p>98.13637195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14.2">
            <text:p>3514.2</text:p>
          </table:table-cell>
          <table:table-cell office:value-type="float" office:value="100.317296614293">
            <text:p>100.31729661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21.7">
            <text:p>3521.7</text:p>
          </table:table-cell>
          <table:table-cell office:value-type="float" office:value="152.884629704886">
            <text:p>152.8846297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29.75">
            <text:p>3529.75</text:p>
          </table:table-cell>
          <table:table-cell office:value-type="float" office:value="145.767237402648">
            <text:p>145.76723740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31.9">
            <text:p>3531.9</text:p>
          </table:table-cell>
          <table:table-cell office:value-type="float" office:value="109.973133082585">
            <text:p>109.97313308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32.65">
            <text:p>3532.65</text:p>
          </table:table-cell>
          <table:table-cell office:value-type="float" office:value="110.050113584676">
            <text:p>110.05011358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35.75">
            <text:p>3535.75</text:p>
          </table:table-cell>
          <table:table-cell office:value-type="float" office:value="110.851646356741">
            <text:p>110.85164635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46.4">
            <text:p>3546.4</text:p>
          </table:table-cell>
          <table:table-cell office:value-type="float" office:value="98.1719919325263">
            <text:p>98.17199193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47.6">
            <text:p>3547.6</text:p>
          </table:table-cell>
          <table:table-cell office:value-type="float" office:value="107.954342200766">
            <text:p>107.95434220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48.6">
            <text:p>3548.6</text:p>
          </table:table-cell>
          <table:table-cell office:value-type="float" office:value="152.687393061772">
            <text:p>152.68739306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49.05">
            <text:p>3549.05</text:p>
          </table:table-cell>
          <table:table-cell office:value-type="float" office:value="79.8557919001496">
            <text:p>79.8557919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67.35">
            <text:p>3567.35</text:p>
          </table:table-cell>
          <table:table-cell office:value-type="float" office:value="121.657829587742">
            <text:p>121.65782958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68.05">
            <text:p>3568.05</text:p>
          </table:table-cell>
          <table:table-cell office:value-type="float" office:value="110.267164196782">
            <text:p>110.267164196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68.2">
            <text:p>3568.2</text:p>
          </table:table-cell>
          <table:table-cell office:value-type="float" office:value="69.9432627205795">
            <text:p>69.9432627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70.4">
            <text:p>3570.4</text:p>
          </table:table-cell>
          <table:table-cell office:value-type="float" office:value="88.7036639604025">
            <text:p>88.70366396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75.9">
            <text:p>3575.9</text:p>
          </table:table-cell>
          <table:table-cell office:value-type="float" office:value="104.023506958764">
            <text:p>104.02350695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76.85">
            <text:p>3576.85</text:p>
          </table:table-cell>
          <table:table-cell office:value-type="float" office:value="125.685032919596">
            <text:p>125.68503291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76.95">
            <text:p>3576.95</text:p>
          </table:table-cell>
          <table:table-cell office:value-type="float" office:value="147.692746944459">
            <text:p>147.69274694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80.85">
            <text:p>3580.85</text:p>
          </table:table-cell>
          <table:table-cell office:value-type="float" office:value="93.2562464395817">
            <text:p>93.25624643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84.8">
            <text:p>3584.8</text:p>
          </table:table-cell>
          <table:table-cell office:value-type="float" office:value="75.2639355867071">
            <text:p>75.26393558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86.6">
            <text:p>3586.6</text:p>
          </table:table-cell>
          <table:table-cell office:value-type="float" office:value="117.537398303689">
            <text:p>117.53739830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90.25">
            <text:p>3590.25</text:p>
          </table:table-cell>
          <table:table-cell office:value-type="float" office:value="118.818716959913">
            <text:p>118.81871695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91.25">
            <text:p>3591.25</text:p>
          </table:table-cell>
          <table:table-cell office:value-type="float" office:value="128.939084454637">
            <text:p>128.93908445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93.8">
            <text:p>3593.8</text:p>
          </table:table-cell>
          <table:table-cell office:value-type="float" office:value="104.70558724347">
            <text:p>104.70558724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94.8">
            <text:p>3594.8</text:p>
          </table:table-cell>
          <table:table-cell office:value-type="float" office:value="188.918659745405">
            <text:p>188.91865974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96.9">
            <text:p>3596.9</text:p>
          </table:table-cell>
          <table:table-cell office:value-type="float" office:value="194.173607887375">
            <text:p>194.17360788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99.45">
            <text:p>3599.45</text:p>
          </table:table-cell>
          <table:table-cell office:value-type="float" office:value="93.3876196291564">
            <text:p>93.38761962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17.05">
            <text:p>3617.05</text:p>
          </table:table-cell>
          <table:table-cell office:value-type="float" office:value="119.808795586968">
            <text:p>119.8087955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57.55">
            <text:p>3657.55</text:p>
          </table:table-cell>
          <table:table-cell office:value-type="float" office:value="104.22738363789">
            <text:p>104.22738363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74.25">
            <text:p>3674.25</text:p>
          </table:table-cell>
          <table:table-cell office:value-type="float" office:value="85.5557566736453">
            <text:p>85.55575667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74.25">
            <text:p>3674.25</text:p>
          </table:table-cell>
          <table:table-cell office:value-type="float" office:value="104.64075448887">
            <text:p>104.64075448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76.7">
            <text:p>3676.7</text:p>
          </table:table-cell>
          <table:table-cell office:value-type="float" office:value="109.09587526575">
            <text:p>109.09587526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86.4">
            <text:p>3686.4</text:p>
          </table:table-cell>
          <table:table-cell office:value-type="float" office:value="151.593667413913">
            <text:p>151.59366741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89.2">
            <text:p>3689.2</text:p>
          </table:table-cell>
          <table:table-cell office:value-type="float" office:value="117.443858928426">
            <text:p>117.44385892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93.45">
            <text:p>3693.45</text:p>
          </table:table-cell>
          <table:table-cell office:value-type="float" office:value="144.435617144803">
            <text:p>144.435617144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03.05">
            <text:p>3703.05</text:p>
          </table:table-cell>
          <table:table-cell office:value-type="float" office:value="128.827588272078">
            <text:p>128.82758827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13.55">
            <text:p>3713.55</text:p>
          </table:table-cell>
          <table:table-cell office:value-type="float" office:value="123.216668921051">
            <text:p>123.21666892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22.8">
            <text:p>3722.8</text:p>
          </table:table-cell>
          <table:table-cell office:value-type="float" office:value="69.5561643565831">
            <text:p>69.55616435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28.75">
            <text:p>3728.75</text:p>
          </table:table-cell>
          <table:table-cell office:value-type="float" office:value="74.6464165248406">
            <text:p>74.64641652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29.9">
            <text:p>3729.9</text:p>
          </table:table-cell>
          <table:table-cell office:value-type="float" office:value="119.530289048425">
            <text:p>119.53028904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31.3">
            <text:p>3731.3</text:p>
          </table:table-cell>
          <table:table-cell office:value-type="float" office:value="147.358779853798">
            <text:p>147.35877985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35.35">
            <text:p>3735.35</text:p>
          </table:table-cell>
          <table:table-cell office:value-type="float" office:value="205.675782483014">
            <text:p>205.6757824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40.6">
            <text:p>3740.6</text:p>
          </table:table-cell>
          <table:table-cell office:value-type="float" office:value="124.678546671029">
            <text:p>124.6785466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45.6">
            <text:p>3745.6</text:p>
          </table:table-cell>
          <table:table-cell office:value-type="float" office:value="94.5364479975845">
            <text:p>94.53644799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50.45">
            <text:p>3750.45</text:p>
          </table:table-cell>
          <table:table-cell office:value-type="float" office:value="100.833761707079">
            <text:p>100.83376170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52.55">
            <text:p>3752.55</text:p>
          </table:table-cell>
          <table:table-cell office:value-type="float" office:value="110.199126584561">
            <text:p>110.19912658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53.2">
            <text:p>3753.2</text:p>
          </table:table-cell>
          <table:table-cell office:value-type="float" office:value="127.964682627669">
            <text:p>127.96468262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55">
            <text:p>3755</text:p>
          </table:table-cell>
          <table:table-cell office:value-type="float" office:value="169.085185631385">
            <text:p>169.08518563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55">
            <text:p>3755</text:p>
          </table:table-cell>
          <table:table-cell office:value-type="float" office:value="165.87404860315">
            <text:p>165.87404860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55.5">
            <text:p>3755.5</text:p>
          </table:table-cell>
          <table:table-cell office:value-type="float" office:value="100.671495469174">
            <text:p>100.67149546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56.2">
            <text:p>3756.2</text:p>
          </table:table-cell>
          <table:table-cell office:value-type="float" office:value="158.822731370544">
            <text:p>158.82273137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61.9">
            <text:p>3761.9</text:p>
          </table:table-cell>
          <table:table-cell office:value-type="float" office:value="157.159123184116">
            <text:p>157.15912318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61.9">
            <text:p>3761.9</text:p>
          </table:table-cell>
          <table:table-cell office:value-type="float" office:value="136.272851294746">
            <text:p>136.27285129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63.75">
            <text:p>3763.75</text:p>
          </table:table-cell>
          <table:table-cell office:value-type="float" office:value="153.821934391686">
            <text:p>153.82193439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64.95">
            <text:p>3764.95</text:p>
          </table:table-cell>
          <table:table-cell office:value-type="float" office:value="182.559435527173">
            <text:p>182.559435527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65.3">
            <text:p>3765.3</text:p>
          </table:table-cell>
          <table:table-cell office:value-type="float" office:value="105.04622791895">
            <text:p>105.0462279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66.05">
            <text:p>3766.05</text:p>
          </table:table-cell>
          <table:table-cell office:value-type="float" office:value="140.050517671303">
            <text:p>140.05051767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66.5">
            <text:p>3766.5</text:p>
          </table:table-cell>
          <table:table-cell office:value-type="float" office:value="125.063783726545">
            <text:p>125.06378372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7.75">
            <text:p>3767.75</text:p>
          </table:table-cell>
          <table:table-cell office:value-type="float" office:value="87.0367020285121">
            <text:p>87.03670202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70.9">
            <text:p>3770.9</text:p>
          </table:table-cell>
          <table:table-cell office:value-type="float" office:value="66.6647583060195">
            <text:p>66.6647583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73.15">
            <text:p>3773.15</text:p>
          </table:table-cell>
          <table:table-cell office:value-type="float" office:value="143.35559807695">
            <text:p>143.3555980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73.75">
            <text:p>3773.75</text:p>
          </table:table-cell>
          <table:table-cell office:value-type="float" office:value="110.114429118077">
            <text:p>110.11442911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74.05">
            <text:p>3774.05</text:p>
          </table:table-cell>
          <table:table-cell office:value-type="float" office:value="130.517996843347">
            <text:p>130.51799684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74.55">
            <text:p>3774.55</text:p>
          </table:table-cell>
          <table:table-cell office:value-type="float" office:value="125.223190743568">
            <text:p>125.22319074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76.5">
            <text:p>3776.5</text:p>
          </table:table-cell>
          <table:table-cell office:value-type="float" office:value="131.196227079897">
            <text:p>131.19622707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78.1">
            <text:p>3778.1</text:p>
          </table:table-cell>
          <table:table-cell office:value-type="float" office:value="129.548407940816">
            <text:p>129.54840794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82.55">
            <text:p>3782.55</text:p>
          </table:table-cell>
          <table:table-cell office:value-type="float" office:value="136.974988592808">
            <text:p>136.97498859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85.25">
            <text:p>3785.25</text:p>
          </table:table-cell>
          <table:table-cell office:value-type="float" office:value="76.9063553940765">
            <text:p>76.90635539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86">
            <text:p>3786</text:p>
          </table:table-cell>
          <table:table-cell office:value-type="float" office:value="107.324274980081">
            <text:p>107.32427498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92.15">
            <text:p>3792.15</text:p>
          </table:table-cell>
          <table:table-cell office:value-type="float" office:value="194.204344699082">
            <text:p>194.20434469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92.8">
            <text:p>3792.8</text:p>
          </table:table-cell>
          <table:table-cell office:value-type="float" office:value="174.299627079349">
            <text:p>174.29962707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94.4">
            <text:p>3794.4</text:p>
          </table:table-cell>
          <table:table-cell office:value-type="float" office:value="114.55583791322">
            <text:p>114.55583791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02.15">
            <text:p>3802.15</text:p>
          </table:table-cell>
          <table:table-cell office:value-type="float" office:value="207.900282587591">
            <text:p>207.90028258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02.35">
            <text:p>3802.35</text:p>
          </table:table-cell>
          <table:table-cell office:value-type="float" office:value="142.17323060267">
            <text:p>142.17323060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03.5">
            <text:p>3803.5</text:p>
          </table:table-cell>
          <table:table-cell office:value-type="float" office:value="101.256357825077">
            <text:p>101.256357825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03.65">
            <text:p>3803.65</text:p>
          </table:table-cell>
          <table:table-cell office:value-type="float" office:value="149.81497755565">
            <text:p>149.81497755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05.5">
            <text:p>3805.5</text:p>
          </table:table-cell>
          <table:table-cell office:value-type="float" office:value="119.248270427709">
            <text:p>119.24827042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06.65">
            <text:p>3806.65</text:p>
          </table:table-cell>
          <table:table-cell office:value-type="float" office:value="181.10391354137">
            <text:p>181.10391354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08.25">
            <text:p>3808.25</text:p>
          </table:table-cell>
          <table:table-cell office:value-type="float" office:value="156.649569102503">
            <text:p>156.649569102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09.65">
            <text:p>3809.65</text:p>
          </table:table-cell>
          <table:table-cell office:value-type="float" office:value="153.189841373376">
            <text:p>153.18984137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11">
            <text:p>3811</text:p>
          </table:table-cell>
          <table:table-cell office:value-type="float" office:value="174.295151969296">
            <text:p>174.29515196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11.45">
            <text:p>3811.45</text:p>
          </table:table-cell>
          <table:table-cell office:value-type="float" office:value="87.5645333454133">
            <text:p>87.56453334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13.55">
            <text:p>3813.55</text:p>
          </table:table-cell>
          <table:table-cell office:value-type="float" office:value="148.634947101952">
            <text:p>148.6349471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15.55">
            <text:p>3815.55</text:p>
          </table:table-cell>
          <table:table-cell office:value-type="float" office:value="128.496099162582">
            <text:p>128.49609916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17.75">
            <text:p>3817.75</text:p>
          </table:table-cell>
          <table:table-cell office:value-type="float" office:value="159.093643807664">
            <text:p>159.093643807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19.7">
            <text:p>3819.7</text:p>
          </table:table-cell>
          <table:table-cell office:value-type="float" office:value="141.039037149294">
            <text:p>141.03903714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19.8">
            <text:p>3819.8</text:p>
          </table:table-cell>
          <table:table-cell office:value-type="float" office:value="128.888944444432">
            <text:p>128.88894444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21.75">
            <text:p>3821.75</text:p>
          </table:table-cell>
          <table:table-cell office:value-type="float" office:value="152.376794493125">
            <text:p>152.37679449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22.2">
            <text:p>3822.2</text:p>
          </table:table-cell>
          <table:table-cell office:value-type="float" office:value="161.415798483296">
            <text:p>161.41579848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24.35">
            <text:p>3824.35</text:p>
          </table:table-cell>
          <table:table-cell office:value-type="float" office:value="81.9440510348372">
            <text:p>81.94405103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31.85">
            <text:p>3831.85</text:p>
          </table:table-cell>
          <table:table-cell office:value-type="float" office:value="105.378970862312">
            <text:p>105.37897086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32">
            <text:p>3832</text:p>
          </table:table-cell>
          <table:table-cell office:value-type="float" office:value="133.585553111106">
            <text:p>133.58555311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32.8">
            <text:p>3832.8</text:p>
          </table:table-cell>
          <table:table-cell office:value-type="float" office:value="172.294399212511">
            <text:p>172.29439921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33.15">
            <text:p>3833.15</text:p>
          </table:table-cell>
          <table:table-cell office:value-type="float" office:value="109.269517707364">
            <text:p>109.26951770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33.35">
            <text:p>3833.35</text:p>
          </table:table-cell>
          <table:table-cell office:value-type="float" office:value="67.0889521456402">
            <text:p>67.08895214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34.4">
            <text:p>3834.4</text:p>
          </table:table-cell>
          <table:table-cell office:value-type="float" office:value="141.2792978465">
            <text:p>141.27929784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39.25">
            <text:p>3839.25</text:p>
          </table:table-cell>
          <table:table-cell office:value-type="float" office:value="111.061188090169">
            <text:p>111.06118809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39.4">
            <text:p>3839.4</text:p>
          </table:table-cell>
          <table:table-cell office:value-type="float" office:value="214.949622004785">
            <text:p>214.94962200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39.9">
            <text:p>3839.9</text:p>
          </table:table-cell>
          <table:table-cell office:value-type="float" office:value="99.750639095697">
            <text:p>99.75063909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40.25">
            <text:p>3840.25</text:p>
          </table:table-cell>
          <table:table-cell office:value-type="float" office:value="123.076754507096">
            <text:p>123.07675450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44.15">
            <text:p>3844.15</text:p>
          </table:table-cell>
          <table:table-cell office:value-type="float" office:value="152.010616405566">
            <text:p>152.01061640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46.3">
            <text:p>3846.3</text:p>
          </table:table-cell>
          <table:table-cell office:value-type="float" office:value="131.380021312222">
            <text:p>131.38002131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47.05">
            <text:p>3847.05</text:p>
          </table:table-cell>
          <table:table-cell office:value-type="float" office:value="150.838812975971">
            <text:p>150.8388129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48.15">
            <text:p>3848.15</text:p>
          </table:table-cell>
          <table:table-cell office:value-type="float" office:value="134.288597803388">
            <text:p>134.28859780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48.35">
            <text:p>3848.35</text:p>
          </table:table-cell>
          <table:table-cell office:value-type="float" office:value="131.69520682242">
            <text:p>131.69520682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50.15">
            <text:p>3850.15</text:p>
          </table:table-cell>
          <table:table-cell office:value-type="float" office:value="115.561358160935">
            <text:p>115.561358160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51.75">
            <text:p>3851.75</text:p>
          </table:table-cell>
          <table:table-cell office:value-type="float" office:value="162.242680882683">
            <text:p>162.24268088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55.1">
            <text:p>3855.1</text:p>
          </table:table-cell>
          <table:table-cell office:value-type="float" office:value="156.00189101418">
            <text:p>156.00189101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55.45">
            <text:p>3855.45</text:p>
          </table:table-cell>
          <table:table-cell office:value-type="float" office:value="197.721388574934">
            <text:p>197.72138857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56.05">
            <text:p>3856.05</text:p>
          </table:table-cell>
          <table:table-cell office:value-type="float" office:value="82.0441801714174">
            <text:p>82.044180171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57.95">
            <text:p>3857.95</text:p>
          </table:table-cell>
          <table:table-cell office:value-type="float" office:value="76.7583708790123">
            <text:p>76.75837087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58.45">
            <text:p>3858.45</text:p>
          </table:table-cell>
          <table:table-cell office:value-type="float" office:value="111.511647373716">
            <text:p>111.51164737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59.45">
            <text:p>3859.45</text:p>
          </table:table-cell>
          <table:table-cell office:value-type="float" office:value="169.678954204698">
            <text:p>169.67895420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61">
            <text:p>3861</text:p>
          </table:table-cell>
          <table:table-cell office:value-type="float" office:value="106.388909196401">
            <text:p>106.388909196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61.5">
            <text:p>3861.5</text:p>
          </table:table-cell>
          <table:table-cell office:value-type="float" office:value="77.6720670511607">
            <text:p>77.67206705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63.6">
            <text:p>3863.6</text:p>
          </table:table-cell>
          <table:table-cell office:value-type="float" office:value="162.203390840019">
            <text:p>162.203390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64">
            <text:p>3864</text:p>
          </table:table-cell>
          <table:table-cell office:value-type="float" office:value="188.449993366941">
            <text:p>188.44999336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65.3">
            <text:p>3865.3</text:p>
          </table:table-cell>
          <table:table-cell office:value-type="float" office:value="184.095111287617">
            <text:p>184.09511128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66.3">
            <text:p>3866.3</text:p>
          </table:table-cell>
          <table:table-cell office:value-type="float" office:value="222.078837352864">
            <text:p>222.07883735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68.25">
            <text:p>3868.25</text:p>
          </table:table-cell>
          <table:table-cell office:value-type="float" office:value="150.375488361634">
            <text:p>150.37548836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69.75">
            <text:p>3869.75</text:p>
          </table:table-cell>
          <table:table-cell office:value-type="float" office:value="119.758037308566">
            <text:p>119.75803730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72">
            <text:p>3872</text:p>
          </table:table-cell>
          <table:table-cell office:value-type="float" office:value="146.136237805686">
            <text:p>146.136237805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74.4">
            <text:p>3874.4</text:p>
          </table:table-cell>
          <table:table-cell office:value-type="float" office:value="158.737645188531">
            <text:p>158.73764518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74.95">
            <text:p>3874.95</text:p>
          </table:table-cell>
          <table:table-cell office:value-type="float" office:value="94.6289992549852">
            <text:p>94.6289992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77.25">
            <text:p>3877.25</text:p>
          </table:table-cell>
          <table:table-cell office:value-type="float" office:value="160.611293189489">
            <text:p>160.61129318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77.65">
            <text:p>3877.65</text:p>
          </table:table-cell>
          <table:table-cell office:value-type="float" office:value="210.236123204363">
            <text:p>210.23612320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82.8">
            <text:p>3882.8</text:p>
          </table:table-cell>
          <table:table-cell office:value-type="float" office:value="127.104130538704">
            <text:p>127.10413053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84.6">
            <text:p>3884.6</text:p>
          </table:table-cell>
          <table:table-cell office:value-type="float" office:value="145.168316102378">
            <text:p>145.16831610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85.6">
            <text:p>3885.6</text:p>
          </table:table-cell>
          <table:table-cell office:value-type="float" office:value="197.756264123289">
            <text:p>197.75626412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85.9">
            <text:p>3885.9</text:p>
          </table:table-cell>
          <table:table-cell office:value-type="float" office:value="175.811518393989">
            <text:p>175.8115183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86.7">
            <text:p>3886.7</text:p>
          </table:table-cell>
          <table:table-cell office:value-type="float" office:value="131.29055563901">
            <text:p>131.2905556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886.9">
            <text:p>3886.9</text:p>
          </table:table-cell>
          <table:table-cell office:value-type="float" office:value="133.802428976458">
            <text:p>133.80242897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87.6">
            <text:p>3887.6</text:p>
          </table:table-cell>
          <table:table-cell office:value-type="float" office:value="98.6272781739413">
            <text:p>98.62727817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92.6">
            <text:p>3892.6</text:p>
          </table:table-cell>
          <table:table-cell office:value-type="float" office:value="192.368500539979">
            <text:p>192.368500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893.85">
            <text:p>3893.85</text:p>
          </table:table-cell>
          <table:table-cell office:value-type="float" office:value="172.123291567411">
            <text:p>172.12329156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00">
            <text:p>3900</text:p>
          </table:table-cell>
          <table:table-cell office:value-type="float" office:value="132.279628061164">
            <text:p>132.27962806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00.15">
            <text:p>3900.15</text:p>
          </table:table-cell>
          <table:table-cell office:value-type="float" office:value="152.412032005351">
            <text:p>152.41203200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00.65">
            <text:p>3900.65</text:p>
          </table:table-cell>
          <table:table-cell office:value-type="float" office:value="133.523883631356">
            <text:p>133.52388363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04.05">
            <text:p>3904.05</text:p>
          </table:table-cell>
          <table:table-cell office:value-type="float" office:value="119.525509829492">
            <text:p>119.52550982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10.8">
            <text:p>3910.8</text:p>
          </table:table-cell>
          <table:table-cell office:value-type="float" office:value="115.177515166807">
            <text:p>115.17751516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11.55">
            <text:p>3911.55</text:p>
          </table:table-cell>
          <table:table-cell office:value-type="float" office:value="124.297013238452">
            <text:p>124.29701323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14.55">
            <text:p>3914.55</text:p>
          </table:table-cell>
          <table:table-cell office:value-type="float" office:value="164.70715679654">
            <text:p>164.70715679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16.05">
            <text:p>3916.05</text:p>
          </table:table-cell>
          <table:table-cell office:value-type="float" office:value="193.681820261996">
            <text:p>193.68182026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16.65">
            <text:p>3916.65</text:p>
          </table:table-cell>
          <table:table-cell office:value-type="float" office:value="60.1458851460347">
            <text:p>60.14588514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22.4">
            <text:p>3922.4</text:p>
          </table:table-cell>
          <table:table-cell office:value-type="float" office:value="160.56413048997">
            <text:p>160.564130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23">
            <text:p>3923</text:p>
          </table:table-cell>
          <table:table-cell office:value-type="float" office:value="93.8019189569169">
            <text:p>93.80191895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23.95">
            <text:p>3923.95</text:p>
          </table:table-cell>
          <table:table-cell office:value-type="float" office:value="76.9782274412707">
            <text:p>76.97822744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24.2">
            <text:p>3924.2</text:p>
          </table:table-cell>
          <table:table-cell office:value-type="float" office:value="217.189456466008">
            <text:p>217.1894564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29.25">
            <text:p>3929.25</text:p>
          </table:table-cell>
          <table:table-cell office:value-type="float" office:value="236.572372647357">
            <text:p>236.57237264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30.1">
            <text:p>3930.1</text:p>
          </table:table-cell>
          <table:table-cell office:value-type="float" office:value="138.209948990657">
            <text:p>138.209948990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31.15">
            <text:p>3931.15</text:p>
          </table:table-cell>
          <table:table-cell office:value-type="float" office:value="182.950614921076">
            <text:p>182.95061492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32.2">
            <text:p>3932.2</text:p>
          </table:table-cell>
          <table:table-cell office:value-type="float" office:value="185.336882460022">
            <text:p>185.336882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34.55">
            <text:p>3934.55</text:p>
          </table:table-cell>
          <table:table-cell office:value-type="float" office:value="195.085231373367">
            <text:p>195.08523137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34.7">
            <text:p>3934.7</text:p>
          </table:table-cell>
          <table:table-cell office:value-type="float" office:value="137.832543327039">
            <text:p>137.8325433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2.3">
            <text:p>3942.3</text:p>
          </table:table-cell>
          <table:table-cell office:value-type="float" office:value="144.932087544477">
            <text:p>144.93208754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3.8">
            <text:p>3943.8</text:p>
          </table:table-cell>
          <table:table-cell office:value-type="float" office:value="103.569590131467">
            <text:p>103.56959013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3.95">
            <text:p>3943.95</text:p>
          </table:table-cell>
          <table:table-cell office:value-type="float" office:value="153.025970018164">
            <text:p>153.02597001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44.4">
            <text:p>3944.4</text:p>
          </table:table-cell>
          <table:table-cell office:value-type="float" office:value="184.942801968609">
            <text:p>184.94280196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45.05">
            <text:p>3945.05</text:p>
          </table:table-cell>
          <table:table-cell office:value-type="float" office:value="68.7440724717412">
            <text:p>68.74407247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46.1">
            <text:p>3946.1</text:p>
          </table:table-cell>
          <table:table-cell office:value-type="float" office:value="119.93160550914">
            <text:p>119.93160550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46.4">
            <text:p>3946.4</text:p>
          </table:table-cell>
          <table:table-cell office:value-type="float" office:value="211.140095671097">
            <text:p>211.14009567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55.4">
            <text:p>3955.4</text:p>
          </table:table-cell>
          <table:table-cell office:value-type="float" office:value="163.143311232793">
            <text:p>163.14331123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55.75">
            <text:p>3955.75</text:p>
          </table:table-cell>
          <table:table-cell office:value-type="float" office:value="198.73974816327">
            <text:p>198.73974816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55.95">
            <text:p>3955.95</text:p>
          </table:table-cell>
          <table:table-cell office:value-type="float" office:value="191.08099722369">
            <text:p>191.08099722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57.65">
            <text:p>3957.65</text:p>
          </table:table-cell>
          <table:table-cell office:value-type="float" office:value="100.529237040773">
            <text:p>100.52923704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60.45">
            <text:p>3960.45</text:p>
          </table:table-cell>
          <table:table-cell office:value-type="float" office:value="217.056323335672">
            <text:p>217.05632333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61.35">
            <text:p>3961.35</text:p>
          </table:table-cell>
          <table:table-cell office:value-type="float" office:value="156.508554079322">
            <text:p>156.50855407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61.4">
            <text:p>3961.4</text:p>
          </table:table-cell>
          <table:table-cell office:value-type="float" office:value="113.678230105856">
            <text:p>113.678230105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70.9">
            <text:p>3970.9</text:p>
          </table:table-cell>
          <table:table-cell office:value-type="float" office:value="178.737489072662">
            <text:p>178.73748907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71">
            <text:p>3971</text:p>
          </table:table-cell>
          <table:table-cell office:value-type="float" office:value="121.444637592608">
            <text:p>121.44463759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77.1">
            <text:p>3977.1</text:p>
          </table:table-cell>
          <table:table-cell office:value-type="float" office:value="82.2720487164383">
            <text:p>82.27204871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978.95">
            <text:p>3978.95</text:p>
          </table:table-cell>
          <table:table-cell office:value-type="float" office:value="148.249274871751">
            <text:p>148.24927487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79.15">
            <text:p>3979.15</text:p>
          </table:table-cell>
          <table:table-cell office:value-type="float" office:value="165.992853761841">
            <text:p>165.99285376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82.15">
            <text:p>3982.15</text:p>
          </table:table-cell>
          <table:table-cell office:value-type="float" office:value="133.183810953134">
            <text:p>133.18381095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985.3">
            <text:p>3985.3</text:p>
          </table:table-cell>
          <table:table-cell office:value-type="float" office:value="164.43299547232">
            <text:p>164.43299547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85.9">
            <text:p>3985.9</text:p>
          </table:table-cell>
          <table:table-cell office:value-type="float" office:value="124.531883467649">
            <text:p>124.53188346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986.35">
            <text:p>3986.35</text:p>
          </table:table-cell>
          <table:table-cell office:value-type="float" office:value="152.764941986046">
            <text:p>152.7649419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88.45">
            <text:p>3988.45</text:p>
          </table:table-cell>
          <table:table-cell office:value-type="float" office:value="122.413428593435">
            <text:p>122.41342859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00.65">
            <text:p>4000.65</text:p>
          </table:table-cell>
          <table:table-cell office:value-type="float" office:value="229.742089091224">
            <text:p>229.742089091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01.7">
            <text:p>4001.7</text:p>
          </table:table-cell>
          <table:table-cell office:value-type="float" office:value="105.112368444441">
            <text:p>105.11236844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02.9">
            <text:p>4002.9</text:p>
          </table:table-cell>
          <table:table-cell office:value-type="float" office:value="177.622887038805">
            <text:p>177.62288703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03.15">
            <text:p>4003.15</text:p>
          </table:table-cell>
          <table:table-cell office:value-type="float" office:value="139.913643008822">
            <text:p>139.91364300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03.85">
            <text:p>4003.85</text:p>
          </table:table-cell>
          <table:table-cell office:value-type="float" office:value="141.014990337907">
            <text:p>141.01499033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04.35">
            <text:p>4004.35</text:p>
          </table:table-cell>
          <table:table-cell office:value-type="float" office:value="127.350804865929">
            <text:p>127.35080486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12.05">
            <text:p>4012.05</text:p>
          </table:table-cell>
          <table:table-cell office:value-type="float" office:value="205.322545035853">
            <text:p>205.32254503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21.85">
            <text:p>4021.85</text:p>
          </table:table-cell>
          <table:table-cell office:value-type="float" office:value="155.916732585056">
            <text:p>155.91673258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30.05">
            <text:p>4030.05</text:p>
          </table:table-cell>
          <table:table-cell office:value-type="float" office:value="151.404912403792">
            <text:p>151.40491240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34.1">
            <text:p>4034.1</text:p>
          </table:table-cell>
          <table:table-cell office:value-type="float" office:value="150.572872722812">
            <text:p>150.57287272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38.35">
            <text:p>4038.35</text:p>
          </table:table-cell>
          <table:table-cell office:value-type="float" office:value="166.608005509939">
            <text:p>166.60800550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40.55">
            <text:p>4040.55</text:p>
          </table:table-cell>
          <table:table-cell office:value-type="float" office:value="191.497382488639">
            <text:p>191.49738248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41">
            <text:p>4041</text:p>
          </table:table-cell>
          <table:table-cell office:value-type="float" office:value="153.059138897356">
            <text:p>153.05913889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41.65">
            <text:p>4041.65</text:p>
          </table:table-cell>
          <table:table-cell office:value-type="float" office:value="167.473662108404">
            <text:p>167.47366210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047.05">
            <text:p>4047.05</text:p>
          </table:table-cell>
          <table:table-cell office:value-type="float" office:value="162.788659003015">
            <text:p>162.788659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47.8">
            <text:p>4047.8</text:p>
          </table:table-cell>
          <table:table-cell office:value-type="float" office:value="182.455912482989">
            <text:p>182.45591248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52.2">
            <text:p>4052.2</text:p>
          </table:table-cell>
          <table:table-cell office:value-type="float" office:value="199.010703229751">
            <text:p>199.01070322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65.3">
            <text:p>4065.3</text:p>
          </table:table-cell>
          <table:table-cell office:value-type="float" office:value="140.294369095841">
            <text:p>140.29436909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76.6">
            <text:p>4076.6</text:p>
          </table:table-cell>
          <table:table-cell office:value-type="float" office:value="194.960611406509">
            <text:p>194.96061140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76.85">
            <text:p>4076.85</text:p>
          </table:table-cell>
          <table:table-cell office:value-type="float" office:value="240.908961020548">
            <text:p>240.908961020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81.15">
            <text:p>4081.15</text:p>
          </table:table-cell>
          <table:table-cell office:value-type="float" office:value="164.281549481371">
            <text:p>164.28154948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083.55">
            <text:p>4083.55</text:p>
          </table:table-cell>
          <table:table-cell office:value-type="float" office:value="160.4161696962">
            <text:p>160.41616969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83.6">
            <text:p>4083.6</text:p>
          </table:table-cell>
          <table:table-cell office:value-type="float" office:value="206.218670347765">
            <text:p>206.21867034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84.6">
            <text:p>4084.6</text:p>
          </table:table-cell>
          <table:table-cell office:value-type="float" office:value="156.053003816011">
            <text:p>156.0530038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90.2">
            <text:p>4090.2</text:p>
          </table:table-cell>
          <table:table-cell office:value-type="float" office:value="198.743704302803">
            <text:p>198.74370430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91">
            <text:p>4091</text:p>
          </table:table-cell>
          <table:table-cell office:value-type="float" office:value="117.619301137186">
            <text:p>117.61930113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92.05">
            <text:p>4092.05</text:p>
          </table:table-cell>
          <table:table-cell office:value-type="float" office:value="131.806098113858">
            <text:p>131.80609811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096.4">
            <text:p>4096.4</text:p>
          </table:table-cell>
          <table:table-cell office:value-type="float" office:value="143.124910480321">
            <text:p>143.12491048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098.25">
            <text:p>4098.25</text:p>
          </table:table-cell>
          <table:table-cell office:value-type="float" office:value="192.230298080193">
            <text:p>192.23029808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98.75">
            <text:p>4098.75</text:p>
          </table:table-cell>
          <table:table-cell office:value-type="float" office:value="183.578831840711">
            <text:p>183.57883184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03">
            <text:p>4103</text:p>
          </table:table-cell>
          <table:table-cell office:value-type="float" office:value="222.569988992227">
            <text:p>222.569988992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04.85">
            <text:p>4104.85</text:p>
          </table:table-cell>
          <table:table-cell office:value-type="float" office:value="139.760250071328">
            <text:p>139.76025007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05.6">
            <text:p>4105.6</text:p>
          </table:table-cell>
          <table:table-cell office:value-type="float" office:value="163.384638200781">
            <text:p>163.38463820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06.3">
            <text:p>4106.3</text:p>
          </table:table-cell>
          <table:table-cell office:value-type="float" office:value="108.919741094074">
            <text:p>108.919741094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07.35">
            <text:p>4107.35</text:p>
          </table:table-cell>
          <table:table-cell office:value-type="float" office:value="142.504131519055">
            <text:p>142.50413151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11.75">
            <text:p>4111.75</text:p>
          </table:table-cell>
          <table:table-cell office:value-type="float" office:value="208.80442404317">
            <text:p>208.80442404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11.85">
            <text:p>4111.85</text:p>
          </table:table-cell>
          <table:table-cell office:value-type="float" office:value="147.924397920019">
            <text:p>147.924397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14.55">
            <text:p>4114.55</text:p>
          </table:table-cell>
          <table:table-cell office:value-type="float" office:value="155.148469215781">
            <text:p>155.14846921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18.75">
            <text:p>4118.75</text:p>
          </table:table-cell>
          <table:table-cell office:value-type="float" office:value="170.574580462623">
            <text:p>170.57458046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24.7">
            <text:p>4124.7</text:p>
          </table:table-cell>
          <table:table-cell office:value-type="float" office:value="218.511120998452">
            <text:p>218.51112099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25.6">
            <text:p>4125.6</text:p>
          </table:table-cell>
          <table:table-cell office:value-type="float" office:value="155.621463815246">
            <text:p>155.62146381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29.8">
            <text:p>4129.8</text:p>
          </table:table-cell>
          <table:table-cell office:value-type="float" office:value="169.219856990839">
            <text:p>169.21985699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32">
            <text:p>4132</text:p>
          </table:table-cell>
          <table:table-cell office:value-type="float" office:value="148.158698698389">
            <text:p>148.15869869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35.35">
            <text:p>4135.35</text:p>
          </table:table-cell>
          <table:table-cell office:value-type="float" office:value="185.044393322251">
            <text:p>185.04439332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37.6">
            <text:p>4137.6</text:p>
          </table:table-cell>
          <table:table-cell office:value-type="float" office:value="135.962274179274">
            <text:p>135.96227417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44.85">
            <text:p>4144.85</text:p>
          </table:table-cell>
          <table:table-cell office:value-type="float" office:value="181.55475069521">
            <text:p>181.55475069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46.9">
            <text:p>4146.9</text:p>
          </table:table-cell>
          <table:table-cell office:value-type="float" office:value="197.976235947651">
            <text:p>197.97623594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47.65">
            <text:p>4147.65</text:p>
          </table:table-cell>
          <table:table-cell office:value-type="float" office:value="226.25522645897">
            <text:p>226.2552264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57.45">
            <text:p>4157.45</text:p>
          </table:table-cell>
          <table:table-cell office:value-type="float" office:value="207.472522277048">
            <text:p>207.4725222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58.45">
            <text:p>4158.45</text:p>
          </table:table-cell>
          <table:table-cell office:value-type="float" office:value="163.666879667207">
            <text:p>163.66687966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58.7">
            <text:p>4158.7</text:p>
          </table:table-cell>
          <table:table-cell office:value-type="float" office:value="150.959961579221">
            <text:p>150.95996157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73.55">
            <text:p>4173.55</text:p>
          </table:table-cell>
          <table:table-cell office:value-type="float" office:value="134.37651394496">
            <text:p>134.3765139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76.45">
            <text:p>4176.45</text:p>
          </table:table-cell>
          <table:table-cell office:value-type="float" office:value="210.017969469281">
            <text:p>210.01796946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81.55">
            <text:p>4181.55</text:p>
          </table:table-cell>
          <table:table-cell office:value-type="float" office:value="141.316833746019">
            <text:p>141.3168337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84.3">
            <text:p>4184.3</text:p>
          </table:table-cell>
          <table:table-cell office:value-type="float" office:value="174.621619509155">
            <text:p>174.62161950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87.25">
            <text:p>4187.25</text:p>
          </table:table-cell>
          <table:table-cell office:value-type="float" office:value="129.548012335196">
            <text:p>129.54801233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87.6">
            <text:p>4187.6</text:p>
          </table:table-cell>
          <table:table-cell office:value-type="float" office:value="187.150313919053">
            <text:p>187.15031391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88.75">
            <text:p>4188.75</text:p>
          </table:table-cell>
          <table:table-cell office:value-type="float" office:value="215.454606588024">
            <text:p>215.4546065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91.25">
            <text:p>4191.25</text:p>
          </table:table-cell>
          <table:table-cell office:value-type="float" office:value="159.32541385479">
            <text:p>159.32541385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91.4">
            <text:p>4191.4</text:p>
          </table:table-cell>
          <table:table-cell office:value-type="float" office:value="219.668022251761">
            <text:p>219.668022251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92">
            <text:p>4192</text:p>
          </table:table-cell>
          <table:table-cell office:value-type="float" office:value="156.076583765791">
            <text:p>156.076583765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96.8">
            <text:p>4196.8</text:p>
          </table:table-cell>
          <table:table-cell office:value-type="float" office:value="179.433999007992">
            <text:p>179.4339990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01.45">
            <text:p>4201.45</text:p>
          </table:table-cell>
          <table:table-cell office:value-type="float" office:value="170.110691903831">
            <text:p>170.110691903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207.3">
            <text:p>4207.3</text:p>
          </table:table-cell>
          <table:table-cell office:value-type="float" office:value="207.996658627008">
            <text:p>207.99665862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07.35">
            <text:p>4207.35</text:p>
          </table:table-cell>
          <table:table-cell office:value-type="float" office:value="152.361174516345">
            <text:p>152.36117451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15.45">
            <text:p>4215.45</text:p>
          </table:table-cell>
          <table:table-cell office:value-type="float" office:value="200.004368702286">
            <text:p>200.00436870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20.6">
            <text:p>4220.6</text:p>
          </table:table-cell>
          <table:table-cell office:value-type="float" office:value="220.634403482322">
            <text:p>220.63440348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36.85">
            <text:p>4236.85</text:p>
          </table:table-cell>
          <table:table-cell office:value-type="float" office:value="185.000885133018">
            <text:p>185.0008851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43.7">
            <text:p>4243.7</text:p>
          </table:table-cell>
          <table:table-cell office:value-type="float" office:value="174.015545282598">
            <text:p>174.01554528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51.4">
            <text:p>4251.4</text:p>
          </table:table-cell>
          <table:table-cell office:value-type="float" office:value="173.903536479279">
            <text:p>173.90353647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53.35">
            <text:p>4253.35</text:p>
          </table:table-cell>
          <table:table-cell office:value-type="float" office:value="177.076050046301">
            <text:p>177.07605004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255.4">
            <text:p>4255.4</text:p>
          </table:table-cell>
          <table:table-cell office:value-type="float" office:value="196.962026797045">
            <text:p>196.96202679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255.55">
            <text:p>4255.55</text:p>
          </table:table-cell>
          <table:table-cell office:value-type="float" office:value="170.682592844145">
            <text:p>170.68259284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68.85">
            <text:p>4268.85</text:p>
          </table:table-cell>
          <table:table-cell office:value-type="float" office:value="195.925821422292">
            <text:p>195.92582142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92.35">
            <text:p>4292.35</text:p>
          </table:table-cell>
          <table:table-cell office:value-type="float" office:value="197.539685886153">
            <text:p>197.539685886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97.15">
            <text:p>4297.15</text:p>
          </table:table-cell>
          <table:table-cell office:value-type="float" office:value="225.752137309927">
            <text:p>225.75213730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13.35">
            <text:p>4313.35</text:p>
          </table:table-cell>
          <table:table-cell office:value-type="float" office:value="285.643882308024">
            <text:p>285.6438823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13.75">
            <text:p>4313.75</text:p>
          </table:table-cell>
          <table:table-cell office:value-type="float" office:value="171.350773269338">
            <text:p>171.35077326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18">
            <text:p>4318</text:p>
          </table:table-cell>
          <table:table-cell office:value-type="float" office:value="199.191867303864">
            <text:p>199.191867303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50.45">
            <text:p>4350.45</text:p>
          </table:table-cell>
          <table:table-cell office:value-type="float" office:value="133.330219755313">
            <text:p>133.33021975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55.05">
            <text:p>4355.05</text:p>
          </table:table-cell>
          <table:table-cell office:value-type="float" office:value="149.233868474954">
            <text:p>149.2338684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70.5">
            <text:p>4370.5</text:p>
          </table:table-cell>
          <table:table-cell office:value-type="float" office:value="197.746175689949">
            <text:p>197.74617568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73.95">
            <text:p>4373.95</text:p>
          </table:table-cell>
          <table:table-cell office:value-type="float" office:value="169.690151452581">
            <text:p>169.69015145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00.55">
            <text:p>4400.55</text:p>
          </table:table-cell>
          <table:table-cell office:value-type="float" office:value="158.230362130661">
            <text:p>158.23036213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13.65">
            <text:p>4413.65</text:p>
          </table:table-cell>
          <table:table-cell office:value-type="float" office:value="167.062346146581">
            <text:p>167.0623461466</text:p>
          </table:table-cell>
        </table:table-row>
        <table:table-row table:style-name="ro2" table:number-rows-repeated="104828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JVM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ivots</text:p>
          </table:table-cell>
          <table:table-cell office:value-type="string">
            <text:p>Query Objects</text:p>
          </table:table-cell>
          <table:table-cell office:value-type="string">
            <text:p><text:s/>Cluster Level</text:p>
          </table:table-cell>
          <table:table-cell office:value-type="string">
            <text:p><text:s/>BTree degree</text:p>
          </table:table-cell>
          <table:table-cell office:value-type="string">
            <text:p><text:s/>Range</text:p>
          </table:table-cell>
          <table:table-cell office:value-type="string">
            <text:p><text:s/>Max Leaf Objects</text:p>
          </table:table-cell>
          <table:table-cell office:value-type="string">
            <text:p><text:s/>Average</text:p>
          </table:table-cell>
          <table:table-cell office:value-type="string">
            <text:p><text:s/>Standard Devia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15.4">
            <text:p>3415.4</text:p>
          </table:table-cell>
          <table:table-cell office:value-type="float" office:value="100.826286255123">
            <text:p>100.82628625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493.85">
            <text:p>3493.85</text:p>
          </table:table-cell>
          <table:table-cell office:value-type="float" office:value="92.2438480333513">
            <text:p>92.24384803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07.35">
            <text:p>3507.35</text:p>
          </table:table-cell>
          <table:table-cell office:value-type="float" office:value="124.321468379359">
            <text:p>124.32146837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545.35">
            <text:p>3545.35</text:p>
          </table:table-cell>
          <table:table-cell office:value-type="float" office:value="113.532495348248">
            <text:p>113.53249534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52.85">
            <text:p>3552.85</text:p>
          </table:table-cell>
          <table:table-cell office:value-type="float" office:value="161.16242583183">
            <text:p>161.16242583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558.25">
            <text:p>3558.25</text:p>
          </table:table-cell>
          <table:table-cell office:value-type="float" office:value="126.617090078709">
            <text:p>126.61709007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569.75">
            <text:p>3569.75</text:p>
          </table:table-cell>
          <table:table-cell office:value-type="float" office:value="137.288701283099">
            <text:p>137.28870128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570.8">
            <text:p>3570.8</text:p>
          </table:table-cell>
          <table:table-cell office:value-type="float" office:value="98.8962082185156">
            <text:p>98.89620821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574.95">
            <text:p>3574.95</text:p>
          </table:table-cell>
          <table:table-cell office:value-type="float" office:value="138.890055439545">
            <text:p>138.89005543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84.25">
            <text:p>3584.25</text:p>
          </table:table-cell>
          <table:table-cell office:value-type="float" office:value="133.948824182969">
            <text:p>133.9488241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87.75">
            <text:p>3587.75</text:p>
          </table:table-cell>
          <table:table-cell office:value-type="float" office:value="146.66419978986">
            <text:p>146.66419978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590.1">
            <text:p>3590.1</text:p>
          </table:table-cell>
          <table:table-cell office:value-type="float" office:value="148.799831989152">
            <text:p>148.79983198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590.35">
            <text:p>3590.35</text:p>
          </table:table-cell>
          <table:table-cell office:value-type="float" office:value="136.384484088184">
            <text:p>136.38448408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590.4">
            <text:p>3590.4</text:p>
          </table:table-cell>
          <table:table-cell office:value-type="float" office:value="106.120403316233">
            <text:p>106.12040331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602.25">
            <text:p>3602.25</text:p>
          </table:table-cell>
          <table:table-cell office:value-type="float" office:value="68.7887163712189">
            <text:p>68.78871637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09.15">
            <text:p>3609.15</text:p>
          </table:table-cell>
          <table:table-cell office:value-type="float" office:value="90.2392791416244">
            <text:p>90.23927914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15">
            <text:p>3615</text:p>
          </table:table-cell>
          <table:table-cell office:value-type="float" office:value="100.712958451234">
            <text:p>100.71295845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15.2">
            <text:p>3615.2</text:p>
          </table:table-cell>
          <table:table-cell office:value-type="float" office:value="63.900391235109">
            <text:p>63.90039123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629.2">
            <text:p>3629.2</text:p>
          </table:table-cell>
          <table:table-cell office:value-type="float" office:value="66.5827304937249">
            <text:p>66.58273049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29.75">
            <text:p>3629.75</text:p>
          </table:table-cell>
          <table:table-cell office:value-type="float" office:value="117.741188629978">
            <text:p>117.741188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39.85">
            <text:p>3639.85</text:p>
          </table:table-cell>
          <table:table-cell office:value-type="float" office:value="92.4528393290331">
            <text:p>92.4528393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41.5">
            <text:p>3641.5</text:p>
          </table:table-cell>
          <table:table-cell office:value-type="float" office:value="122.005942478225">
            <text:p>122.00594247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45.95">
            <text:p>3645.95</text:p>
          </table:table-cell>
          <table:table-cell office:value-type="float" office:value="119.489110382495">
            <text:p>119.48911038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58.5">
            <text:p>3658.5</text:p>
          </table:table-cell>
          <table:table-cell office:value-type="float" office:value="122.040362175798">
            <text:p>122.04036217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660.45">
            <text:p>3660.45</text:p>
          </table:table-cell>
          <table:table-cell office:value-type="float" office:value="113.285689740585">
            <text:p>113.28568974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664.7">
            <text:p>3664.7</text:p>
          </table:table-cell>
          <table:table-cell office:value-type="float" office:value="91.1855800003487">
            <text:p>91.18558000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664.85">
            <text:p>3664.85</text:p>
          </table:table-cell>
          <table:table-cell office:value-type="float" office:value="117.050961123777">
            <text:p>117.050961123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673.8">
            <text:p>3673.8</text:p>
          </table:table-cell>
          <table:table-cell office:value-type="float" office:value="141.357560816534">
            <text:p>141.35756081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675.3">
            <text:p>3675.3</text:p>
          </table:table-cell>
          <table:table-cell office:value-type="float" office:value="152.873509804675">
            <text:p>152.87350980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689.55">
            <text:p>3689.55</text:p>
          </table:table-cell>
          <table:table-cell office:value-type="float" office:value="107.031058576471">
            <text:p>107.03105857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05.5">
            <text:p>3705.5</text:p>
          </table:table-cell>
          <table:table-cell office:value-type="float" office:value="143.653228296478">
            <text:p>143.65322829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06.55">
            <text:p>3706.55</text:p>
          </table:table-cell>
          <table:table-cell office:value-type="float" office:value="136.759451227328">
            <text:p>136.75945122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06.7">
            <text:p>3706.7</text:p>
          </table:table-cell>
          <table:table-cell office:value-type="float" office:value="134.772437835041">
            <text:p>134.7724378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07.7">
            <text:p>3707.7</text:p>
          </table:table-cell>
          <table:table-cell office:value-type="float" office:value="124.267493738306">
            <text:p>124.26749373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08.95">
            <text:p>3708.95</text:p>
          </table:table-cell>
          <table:table-cell office:value-type="float" office:value="203.103538866264">
            <text:p>203.10353886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10.35">
            <text:p>3710.35</text:p>
          </table:table-cell>
          <table:table-cell office:value-type="float" office:value="138.639559650195">
            <text:p>138.63955965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13.25">
            <text:p>3713.25</text:p>
          </table:table-cell>
          <table:table-cell office:value-type="float" office:value="112.266145832125">
            <text:p>112.26614583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719.35">
            <text:p>3719.35</text:p>
          </table:table-cell>
          <table:table-cell office:value-type="float" office:value="127.767865678347">
            <text:p>127.767865678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20.7">
            <text:p>3720.7</text:p>
          </table:table-cell>
          <table:table-cell office:value-type="float" office:value="141.084052961346">
            <text:p>141.08405296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25.25">
            <text:p>3725.25</text:p>
          </table:table-cell>
          <table:table-cell office:value-type="float" office:value="151.320809870949">
            <text:p>151.3208098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25.7">
            <text:p>3725.7</text:p>
          </table:table-cell>
          <table:table-cell office:value-type="float" office:value="204.691743849135">
            <text:p>204.69174384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726.5">
            <text:p>3726.5</text:p>
          </table:table-cell>
          <table:table-cell office:value-type="float" office:value="92.7299843632037">
            <text:p>92.72998436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40.1">
            <text:p>3740.1</text:p>
          </table:table-cell>
          <table:table-cell office:value-type="float" office:value="99.1906749649381">
            <text:p>99.19067496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46.1">
            <text:p>3746.1</text:p>
          </table:table-cell>
          <table:table-cell office:value-type="float" office:value="138.688463831712">
            <text:p>138.68846383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746.55">
            <text:p>3746.55</text:p>
          </table:table-cell>
          <table:table-cell office:value-type="float" office:value="114.586419352382">
            <text:p>114.58641935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759.5">
            <text:p>3759.5</text:p>
          </table:table-cell>
          <table:table-cell office:value-type="float" office:value="130.753011437596">
            <text:p>130.75301143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764.2">
            <text:p>3764.2</text:p>
          </table:table-cell>
          <table:table-cell office:value-type="float" office:value="117.299872122692">
            <text:p>117.29987212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771.55">
            <text:p>3771.55</text:p>
          </table:table-cell>
          <table:table-cell office:value-type="float" office:value="148.559575591747">
            <text:p>148.55957559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771.95">
            <text:p>3771.95</text:p>
          </table:table-cell>
          <table:table-cell office:value-type="float" office:value="158.578206257985">
            <text:p>158.5782062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798.3">
            <text:p>3798.3</text:p>
          </table:table-cell>
          <table:table-cell office:value-type="float" office:value="126.737563492439">
            <text:p>126.73756349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803.5">
            <text:p>3803.5</text:p>
          </table:table-cell>
          <table:table-cell office:value-type="float" office:value="137.738701896018">
            <text:p>137.7387018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27.85">
            <text:p>3827.85</text:p>
          </table:table-cell>
          <table:table-cell office:value-type="float" office:value="169.504358351047">
            <text:p>169.5043583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845.2">
            <text:p>3845.2</text:p>
          </table:table-cell>
          <table:table-cell office:value-type="float" office:value="162.057582358864">
            <text:p>162.05758235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867.5">
            <text:p>3867.5</text:p>
          </table:table-cell>
          <table:table-cell office:value-type="float" office:value="122.410988068882">
            <text:p>122.41098806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3870">
            <text:p>3870</text:p>
          </table:table-cell>
          <table:table-cell office:value-type="float" office:value="156.582246758692">
            <text:p>156.58224675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3880.05">
            <text:p>3880.05</text:p>
          </table:table-cell>
          <table:table-cell office:value-type="float" office:value="128.091559050548">
            <text:p>128.09155905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3886.35">
            <text:p>3886.35</text:p>
          </table:table-cell>
          <table:table-cell office:value-type="float" office:value="152.414000341176">
            <text:p>152.41400034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3916.6">
            <text:p>3916.6</text:p>
          </table:table-cell>
          <table:table-cell office:value-type="float" office:value="189.20687091118">
            <text:p>189.20687091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3916.95">
            <text:p>3916.95</text:p>
          </table:table-cell>
          <table:table-cell office:value-type="float" office:value="159.442301476114">
            <text:p>159.44230147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22.2">
            <text:p>3922.2</text:p>
          </table:table-cell>
          <table:table-cell office:value-type="float" office:value="156.975985424523">
            <text:p>156.97598542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3929.25">
            <text:p>3929.25</text:p>
          </table:table-cell>
          <table:table-cell office:value-type="float" office:value="170.452596049459">
            <text:p>170.45259604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3942.9">
            <text:p>3942.9</text:p>
          </table:table-cell>
          <table:table-cell office:value-type="float" office:value="191.059650371291">
            <text:p>191.05965037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3987">
            <text:p>3987</text:p>
          </table:table-cell>
          <table:table-cell office:value-type="float" office:value="96.0947449135487">
            <text:p>96.094744913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001.75">
            <text:p>4001.75</text:p>
          </table:table-cell>
          <table:table-cell office:value-type="float" office:value="171.025400160327">
            <text:p>171.02540016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23.65">
            <text:p>4023.65</text:p>
          </table:table-cell>
          <table:table-cell office:value-type="float" office:value="129.856565101654">
            <text:p>129.85656510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40.4">
            <text:p>4040.4</text:p>
          </table:table-cell>
          <table:table-cell office:value-type="float" office:value="149.445441549751">
            <text:p>149.44544154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47">
            <text:p>4047</text:p>
          </table:table-cell>
          <table:table-cell office:value-type="float" office:value="87.4305438619708">
            <text:p>87.4305438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076.1">
            <text:p>4076.1</text:p>
          </table:table-cell>
          <table:table-cell office:value-type="float" office:value="176.948834412663">
            <text:p>176.94883441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80">
            <text:p>4080</text:p>
          </table:table-cell>
          <table:table-cell office:value-type="float" office:value="125.238173094309">
            <text:p>125.23817309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085.95">
            <text:p>4085.95</text:p>
          </table:table-cell>
          <table:table-cell office:value-type="float" office:value="164.133017702106">
            <text:p>164.13301770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093">
            <text:p>4093</text:p>
          </table:table-cell>
          <table:table-cell office:value-type="float" office:value="104.768315821149">
            <text:p>104.76831582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03.25">
            <text:p>4103.25</text:p>
          </table:table-cell>
          <table:table-cell office:value-type="float" office:value="83.4019634061453">
            <text:p>83.40196340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113.15">
            <text:p>4113.15</text:p>
          </table:table-cell>
          <table:table-cell office:value-type="float" office:value="139.11623737005">
            <text:p>139.116237370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16.3">
            <text:p>4116.3</text:p>
          </table:table-cell>
          <table:table-cell office:value-type="float" office:value="144.522005244876">
            <text:p>144.52200524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17.25">
            <text:p>4117.25</text:p>
          </table:table-cell>
          <table:table-cell office:value-type="float" office:value="146.682267162735">
            <text:p>146.68226716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17.45">
            <text:p>4117.45</text:p>
          </table:table-cell>
          <table:table-cell office:value-type="float" office:value="173.366512048896">
            <text:p>173.36651204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35.15">
            <text:p>4135.15</text:p>
          </table:table-cell>
          <table:table-cell office:value-type="float" office:value="190.558199771094">
            <text:p>190.55819977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39.85">
            <text:p>4139.85</text:p>
          </table:table-cell>
          <table:table-cell office:value-type="float" office:value="130.408310701427">
            <text:p>130.40831070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43.7">
            <text:p>4143.7</text:p>
          </table:table-cell>
          <table:table-cell office:value-type="float" office:value="177.573393277259">
            <text:p>177.57339327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44.6">
            <text:p>4144.6</text:p>
          </table:table-cell>
          <table:table-cell office:value-type="float" office:value="182.961034102893">
            <text:p>182.96103410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45.45">
            <text:p>4145.45</text:p>
          </table:table-cell>
          <table:table-cell office:value-type="float" office:value="141.507764804621">
            <text:p>141.50776480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50.4">
            <text:p>4150.4</text:p>
          </table:table-cell>
          <table:table-cell office:value-type="float" office:value="143.500662019379">
            <text:p>143.50066201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53.1">
            <text:p>4153.1</text:p>
          </table:table-cell>
          <table:table-cell office:value-type="float" office:value="182.086765032498">
            <text:p>182.08676503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57.25">
            <text:p>4157.25</text:p>
          </table:table-cell>
          <table:table-cell office:value-type="float" office:value="107.612208879848">
            <text:p>107.612208879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57.65">
            <text:p>4157.65</text:p>
          </table:table-cell>
          <table:table-cell office:value-type="float" office:value="158.550078839463">
            <text:p>158.55007883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61.05">
            <text:p>4161.05</text:p>
          </table:table-cell>
          <table:table-cell office:value-type="float" office:value="155.619238849186">
            <text:p>155.61923884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62.95">
            <text:p>4162.95</text:p>
          </table:table-cell>
          <table:table-cell office:value-type="float" office:value="161.940876556847">
            <text:p>161.94087655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70.8">
            <text:p>4170.8</text:p>
          </table:table-cell>
          <table:table-cell office:value-type="float" office:value="139.637960454885">
            <text:p>139.63796045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77.05">
            <text:p>4177.05</text:p>
          </table:table-cell>
          <table:table-cell office:value-type="float" office:value="97.1413789278287">
            <text:p>97.14137892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80.35">
            <text:p>4180.35</text:p>
          </table:table-cell>
          <table:table-cell office:value-type="float" office:value="122.581513695989">
            <text:p>122.5815136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81.05">
            <text:p>4181.05</text:p>
          </table:table-cell>
          <table:table-cell office:value-type="float" office:value="130.63134195131">
            <text:p>130.63134195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183.15">
            <text:p>4183.15</text:p>
          </table:table-cell>
          <table:table-cell office:value-type="float" office:value="108.891815578582">
            <text:p>108.8918155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186.2">
            <text:p>4186.2</text:p>
          </table:table-cell>
          <table:table-cell office:value-type="float" office:value="148.010675290669">
            <text:p>148.01067529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87.5">
            <text:p>4187.5</text:p>
          </table:table-cell>
          <table:table-cell office:value-type="float" office:value="224.57905067036">
            <text:p>224.57905067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189.45">
            <text:p>4189.45</text:p>
          </table:table-cell>
          <table:table-cell office:value-type="float" office:value="116.597802294897">
            <text:p>116.597802294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194.55">
            <text:p>4194.55</text:p>
          </table:table-cell>
          <table:table-cell office:value-type="float" office:value="124.611586539936">
            <text:p>124.611586539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196.4">
            <text:p>4196.4</text:p>
          </table:table-cell>
          <table:table-cell office:value-type="float" office:value="155.423743359887">
            <text:p>155.423743359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198">
            <text:p>4198</text:p>
          </table:table-cell>
          <table:table-cell office:value-type="float" office:value="148.577589157988">
            <text:p>148.5775891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199.35">
            <text:p>4199.35</text:p>
          </table:table-cell>
          <table:table-cell office:value-type="float" office:value="136.92526246095">
            <text:p>136.9252624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203.5">
            <text:p>4203.5</text:p>
          </table:table-cell>
          <table:table-cell office:value-type="float" office:value="118.406714336646">
            <text:p>118.406714336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12.05">
            <text:p>4212.05</text:p>
          </table:table-cell>
          <table:table-cell office:value-type="float" office:value="119.892232859347">
            <text:p>119.89223285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13.35">
            <text:p>4213.35</text:p>
          </table:table-cell>
          <table:table-cell office:value-type="float" office:value="170.373787596567">
            <text:p>170.37378759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16.7">
            <text:p>4216.7</text:p>
          </table:table-cell>
          <table:table-cell office:value-type="float" office:value="200.805403313755">
            <text:p>200.80540331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222">
            <text:p>4222</text:p>
          </table:table-cell>
          <table:table-cell office:value-type="float" office:value="116.972646375125">
            <text:p>116.97264637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22.35">
            <text:p>4222.35</text:p>
          </table:table-cell>
          <table:table-cell office:value-type="float" office:value="108.861965350622">
            <text:p>108.86196535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30.15">
            <text:p>4230.15</text:p>
          </table:table-cell>
          <table:table-cell office:value-type="float" office:value="192.331296205272">
            <text:p>192.33129620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32.85">
            <text:p>4232.85</text:p>
          </table:table-cell>
          <table:table-cell office:value-type="float" office:value="140.473938864118">
            <text:p>140.47393886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35.45">
            <text:p>4235.45</text:p>
          </table:table-cell>
          <table:table-cell office:value-type="float" office:value="115.338837778088">
            <text:p>115.33883777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50.6">
            <text:p>4250.6</text:p>
          </table:table-cell>
          <table:table-cell office:value-type="float" office:value="153.916016060708">
            <text:p>153.91601606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51.6">
            <text:p>4251.6</text:p>
          </table:table-cell>
          <table:table-cell office:value-type="float" office:value="122.715687668692">
            <text:p>122.71568766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254.95">
            <text:p>4254.95</text:p>
          </table:table-cell>
          <table:table-cell office:value-type="float" office:value="137.904849443375">
            <text:p>137.90484944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256">
            <text:p>4256</text:p>
          </table:table-cell>
          <table:table-cell office:value-type="float" office:value="127.547638159238">
            <text:p>127.54763815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258.6">
            <text:p>4258.6</text:p>
          </table:table-cell>
          <table:table-cell office:value-type="float" office:value="147.558259680711">
            <text:p>147.55825968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261.4">
            <text:p>4261.4</text:p>
          </table:table-cell>
          <table:table-cell office:value-type="float" office:value="213.919003363423">
            <text:p>213.919003363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76.45">
            <text:p>4276.45</text:p>
          </table:table-cell>
          <table:table-cell office:value-type="float" office:value="81.4600975938527">
            <text:p>81.46009759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78.5">
            <text:p>4278.5</text:p>
          </table:table-cell>
          <table:table-cell office:value-type="float" office:value="115.507791944959">
            <text:p>115.5077919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281.35">
            <text:p>4281.35</text:p>
          </table:table-cell>
          <table:table-cell office:value-type="float" office:value="158.689720839127">
            <text:p>158.68972083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286.85">
            <text:p>4286.85</text:p>
          </table:table-cell>
          <table:table-cell office:value-type="float" office:value="131.037885743017">
            <text:p>131.0378857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296.3">
            <text:p>4296.3</text:p>
          </table:table-cell>
          <table:table-cell office:value-type="float" office:value="128.419274254296">
            <text:p>128.41927425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303.85">
            <text:p>4303.85</text:p>
          </table:table-cell>
          <table:table-cell office:value-type="float" office:value="110.253922832705">
            <text:p>110.25392283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07.3">
            <text:p>4307.3</text:p>
          </table:table-cell>
          <table:table-cell office:value-type="float" office:value="135.328526187201">
            <text:p>135.32852618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321.05">
            <text:p>4321.05</text:p>
          </table:table-cell>
          <table:table-cell office:value-type="float" office:value="124.067108856457">
            <text:p>124.06710885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321.15">
            <text:p>4321.15</text:p>
          </table:table-cell>
          <table:table-cell office:value-type="float" office:value="160.694204935959">
            <text:p>160.6942049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321.6">
            <text:p>4321.6</text:p>
          </table:table-cell>
          <table:table-cell office:value-type="float" office:value="167.213755415038">
            <text:p>167.2137554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38.35">
            <text:p>4338.35</text:p>
          </table:table-cell>
          <table:table-cell office:value-type="float" office:value="88.3171982118998">
            <text:p>88.31719821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342.9">
            <text:p>4342.9</text:p>
          </table:table-cell>
          <table:table-cell office:value-type="float" office:value="110.522803077012">
            <text:p>110.5228030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344.55">
            <text:p>4344.55</text:p>
          </table:table-cell>
          <table:table-cell office:value-type="float" office:value="137.911738079106">
            <text:p>137.91173807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349.2">
            <text:p>4349.2</text:p>
          </table:table-cell>
          <table:table-cell office:value-type="float" office:value="170.04252409324">
            <text:p>170.04252409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53.45">
            <text:p>4353.45</text:p>
          </table:table-cell>
          <table:table-cell office:value-type="float" office:value="277.297579325893">
            <text:p>277.297579325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355.9">
            <text:p>4355.9</text:p>
          </table:table-cell>
          <table:table-cell office:value-type="float" office:value="147.724033251194">
            <text:p>147.72403325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56.7">
            <text:p>4356.7</text:p>
          </table:table-cell>
          <table:table-cell office:value-type="float" office:value="167.405525595782">
            <text:p>167.40552559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57.05">
            <text:p>4357.05</text:p>
          </table:table-cell>
          <table:table-cell office:value-type="float" office:value="160.302362739917">
            <text:p>160.302362739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59.2">
            <text:p>4359.2</text:p>
          </table:table-cell>
          <table:table-cell office:value-type="float" office:value="168.002559504312">
            <text:p>168.002559504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359.9">
            <text:p>4359.9</text:p>
          </table:table-cell>
          <table:table-cell office:value-type="float" office:value="152.287195784807">
            <text:p>152.28719578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60.4">
            <text:p>4360.4</text:p>
          </table:table-cell>
          <table:table-cell office:value-type="float" office:value="179.887853953512">
            <text:p>179.88785395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60.85">
            <text:p>4360.85</text:p>
          </table:table-cell>
          <table:table-cell office:value-type="float" office:value="131.829918834838">
            <text:p>131.82991883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363.9">
            <text:p>4363.9</text:p>
          </table:table-cell>
          <table:table-cell office:value-type="float" office:value="110.235157731098">
            <text:p>110.235157731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64.65">
            <text:p>4364.65</text:p>
          </table:table-cell>
          <table:table-cell office:value-type="float" office:value="186.216882961777">
            <text:p>186.21688296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366.2">
            <text:p>4366.2</text:p>
          </table:table-cell>
          <table:table-cell office:value-type="float" office:value="172.623463063397">
            <text:p>172.62346306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75.1">
            <text:p>4375.1</text:p>
          </table:table-cell>
          <table:table-cell office:value-type="float" office:value="162.949654801721">
            <text:p>162.94965480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377.2">
            <text:p>4377.2</text:p>
          </table:table-cell>
          <table:table-cell office:value-type="float" office:value="160.295851474703">
            <text:p>160.29585147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377.95">
            <text:p>4377.95</text:p>
          </table:table-cell>
          <table:table-cell office:value-type="float" office:value="128.154389312267">
            <text:p>128.15438931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78.55">
            <text:p>4378.55</text:p>
          </table:table-cell>
          <table:table-cell office:value-type="float" office:value="178.095894113256">
            <text:p>178.09589411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81.6">
            <text:p>4381.6</text:p>
          </table:table-cell>
          <table:table-cell office:value-type="float" office:value="158.618220895331">
            <text:p>158.61822089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382.55">
            <text:p>4382.55</text:p>
          </table:table-cell>
          <table:table-cell office:value-type="float" office:value="166.131115387817">
            <text:p>166.13111538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87.05">
            <text:p>4387.05</text:p>
          </table:table-cell>
          <table:table-cell office:value-type="float" office:value="196.070006630285">
            <text:p>196.07000663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391.55">
            <text:p>4391.55</text:p>
          </table:table-cell>
          <table:table-cell office:value-type="float" office:value="150.204352466898">
            <text:p>150.20435246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396">
            <text:p>4396</text:p>
          </table:table-cell>
          <table:table-cell office:value-type="float" office:value="175.310296331961">
            <text:p>175.3102963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396.45">
            <text:p>4396.45</text:p>
          </table:table-cell>
          <table:table-cell office:value-type="float" office:value="153.787019933413">
            <text:p>153.78701993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397.2">
            <text:p>4397.2</text:p>
          </table:table-cell>
          <table:table-cell office:value-type="float" office:value="144.325188376804">
            <text:p>144.32518837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398.3">
            <text:p>4398.3</text:p>
          </table:table-cell>
          <table:table-cell office:value-type="float" office:value="175.036596173486">
            <text:p>175.03659617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01.05">
            <text:p>4401.05</text:p>
          </table:table-cell>
          <table:table-cell office:value-type="float" office:value="171.597632559427">
            <text:p>171.59763255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03.25">
            <text:p>4403.25</text:p>
          </table:table-cell>
          <table:table-cell office:value-type="float" office:value="124.859871455965">
            <text:p>124.8598714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03.35">
            <text:p>4403.35</text:p>
          </table:table-cell>
          <table:table-cell office:value-type="float" office:value="182.760574249481">
            <text:p>182.76057424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04.7">
            <text:p>4404.7</text:p>
          </table:table-cell>
          <table:table-cell office:value-type="float" office:value="139.943595780586">
            <text:p>139.94359578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05.35">
            <text:p>4405.35</text:p>
          </table:table-cell>
          <table:table-cell office:value-type="float" office:value="164.655481232785">
            <text:p>164.65548123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05.85">
            <text:p>4405.85</text:p>
          </table:table-cell>
          <table:table-cell office:value-type="float" office:value="182.17444249949">
            <text:p>182.17444249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09.8">
            <text:p>4409.8</text:p>
          </table:table-cell>
          <table:table-cell office:value-type="float" office:value="155.037930842746">
            <text:p>155.037930842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11.35">
            <text:p>4411.35</text:p>
          </table:table-cell>
          <table:table-cell office:value-type="float" office:value="137.567537958633">
            <text:p>137.56753795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14.55">
            <text:p>4414.55</text:p>
          </table:table-cell>
          <table:table-cell office:value-type="float" office:value="104.930202992275">
            <text:p>104.930202992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15.3">
            <text:p>4415.3</text:p>
          </table:table-cell>
          <table:table-cell office:value-type="float" office:value="135.830813882565">
            <text:p>135.83081388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17.3">
            <text:p>4417.3</text:p>
          </table:table-cell>
          <table:table-cell office:value-type="float" office:value="183.375598158534">
            <text:p>183.37559815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17.7">
            <text:p>4417.7</text:p>
          </table:table-cell>
          <table:table-cell office:value-type="float" office:value="188.65394244489">
            <text:p>188.653942444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20.75">
            <text:p>4420.75</text:p>
          </table:table-cell>
          <table:table-cell office:value-type="float" office:value="242.740370560811">
            <text:p>242.740370560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24.5">
            <text:p>4424.5</text:p>
          </table:table-cell>
          <table:table-cell office:value-type="float" office:value="193.777062626101">
            <text:p>193.777062626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25.25">
            <text:p>4425.25</text:p>
          </table:table-cell>
          <table:table-cell office:value-type="float" office:value="146.617828042841">
            <text:p>146.617828042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28.85">
            <text:p>4428.85</text:p>
          </table:table-cell>
          <table:table-cell office:value-type="float" office:value="194.95801471086">
            <text:p>194.95801471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28.95">
            <text:p>4428.95</text:p>
          </table:table-cell>
          <table:table-cell office:value-type="float" office:value="109.525556378409">
            <text:p>109.52555637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34.05">
            <text:p>4434.05</text:p>
          </table:table-cell>
          <table:table-cell office:value-type="float" office:value="127.048602904558">
            <text:p>127.048602904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34.35">
            <text:p>4434.35</text:p>
          </table:table-cell>
          <table:table-cell office:value-type="float" office:value="201.488777603121">
            <text:p>201.48877760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35.25">
            <text:p>4435.25</text:p>
          </table:table-cell>
          <table:table-cell office:value-type="float" office:value="132.849868272422">
            <text:p>132.84986827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41.4">
            <text:p>4441.4</text:p>
          </table:table-cell>
          <table:table-cell office:value-type="float" office:value="162.401169946525">
            <text:p>162.40116994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43.85">
            <text:p>4443.85</text:p>
          </table:table-cell>
          <table:table-cell office:value-type="float" office:value="158.195851715524">
            <text:p>158.195851715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45.45">
            <text:p>4445.45</text:p>
          </table:table-cell>
          <table:table-cell office:value-type="float" office:value="111.295316613054">
            <text:p>111.295316613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47.55">
            <text:p>4447.55</text:p>
          </table:table-cell>
          <table:table-cell office:value-type="float" office:value="137.200027332359">
            <text:p>137.20002733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48.95">
            <text:p>4448.95</text:p>
          </table:table-cell>
          <table:table-cell office:value-type="float" office:value="204.553287678297">
            <text:p>204.55328767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49.1">
            <text:p>4449.1</text:p>
          </table:table-cell>
          <table:table-cell office:value-type="float" office:value="198.545939268473">
            <text:p>198.54593926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49.6">
            <text:p>4449.6</text:p>
          </table:table-cell>
          <table:table-cell office:value-type="float" office:value="174.586196476125">
            <text:p>174.58619647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50.3">
            <text:p>4450.3</text:p>
          </table:table-cell>
          <table:table-cell office:value-type="float" office:value="120.157022266699">
            <text:p>120.1570222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451.3">
            <text:p>4451.3</text:p>
          </table:table-cell>
          <table:table-cell office:value-type="float" office:value="144.956579705786">
            <text:p>144.956579705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51.45">
            <text:p>4451.45</text:p>
          </table:table-cell>
          <table:table-cell office:value-type="float" office:value="266.041439441302">
            <text:p>266.04143944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53.85">
            <text:p>4453.85</text:p>
          </table:table-cell>
          <table:table-cell office:value-type="float" office:value="154.734700374544">
            <text:p>154.73470037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55.45">
            <text:p>4455.45</text:p>
          </table:table-cell>
          <table:table-cell office:value-type="float" office:value="205.156885090411">
            <text:p>205.15688509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56">
            <text:p>4456</text:p>
          </table:table-cell>
          <table:table-cell office:value-type="float" office:value="151.109562900566">
            <text:p>151.10956290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57.25">
            <text:p>4457.25</text:p>
          </table:table-cell>
          <table:table-cell office:value-type="float" office:value="126.951516335962">
            <text:p>126.9515163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57.25">
            <text:p>4457.25</text:p>
          </table:table-cell>
          <table:table-cell office:value-type="float" office:value="144.642965608425">
            <text:p>144.64296560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57.25">
            <text:p>4457.25</text:p>
          </table:table-cell>
          <table:table-cell office:value-type="float" office:value="134.906217425291">
            <text:p>134.90621742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60.05">
            <text:p>4460.05</text:p>
          </table:table-cell>
          <table:table-cell office:value-type="float" office:value="174.44468320932">
            <text:p>174.444683209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463.35">
            <text:p>4463.35</text:p>
          </table:table-cell>
          <table:table-cell office:value-type="float" office:value="169.555676696476">
            <text:p>169.555676696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466.7">
            <text:p>4466.7</text:p>
          </table:table-cell>
          <table:table-cell office:value-type="float" office:value="177.062728997381">
            <text:p>177.06272899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67.25">
            <text:p>4467.25</text:p>
          </table:table-cell>
          <table:table-cell office:value-type="float" office:value="157.450587486995">
            <text:p>157.4505874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70.25">
            <text:p>4470.25</text:p>
          </table:table-cell>
          <table:table-cell office:value-type="float" office:value="140.013883240199">
            <text:p>140.01388324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72.2">
            <text:p>4472.2</text:p>
          </table:table-cell>
          <table:table-cell office:value-type="float" office:value="184.589978059482">
            <text:p>184.58997805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73.65">
            <text:p>4473.65</text:p>
          </table:table-cell>
          <table:table-cell office:value-type="float" office:value="153.874063766445">
            <text:p>153.87406376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80.45">
            <text:p>4480.45</text:p>
          </table:table-cell>
          <table:table-cell office:value-type="float" office:value="152.984794996104">
            <text:p>152.984794996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80.9">
            <text:p>4480.9</text:p>
          </table:table-cell>
          <table:table-cell office:value-type="float" office:value="153.65249753909">
            <text:p>153.65249753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485.55">
            <text:p>4485.55</text:p>
          </table:table-cell>
          <table:table-cell office:value-type="float" office:value="218.33036321135">
            <text:p>218.33036321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87.85">
            <text:p>4487.85</text:p>
          </table:table-cell>
          <table:table-cell office:value-type="float" office:value="164.995537818451">
            <text:p>164.99553781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488.25">
            <text:p>4488.25</text:p>
          </table:table-cell>
          <table:table-cell office:value-type="float" office:value="196.92254187878">
            <text:p>196.92254187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90.35">
            <text:p>4490.35</text:p>
          </table:table-cell>
          <table:table-cell office:value-type="float" office:value="165.006749861937">
            <text:p>165.00674986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490.45">
            <text:p>4490.45</text:p>
          </table:table-cell>
          <table:table-cell office:value-type="float" office:value="168.728324533849">
            <text:p>168.72832453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492.75">
            <text:p>4492.75</text:p>
          </table:table-cell>
          <table:table-cell office:value-type="float" office:value="152.575841796793">
            <text:p>152.575841796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492.8">
            <text:p>4492.8</text:p>
          </table:table-cell>
          <table:table-cell office:value-type="float" office:value="163.803418767741">
            <text:p>163.803418767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497.1">
            <text:p>4497.1</text:p>
          </table:table-cell>
          <table:table-cell office:value-type="float" office:value="145.041683663697">
            <text:p>145.041683663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497.8">
            <text:p>4497.8</text:p>
          </table:table-cell>
          <table:table-cell office:value-type="float" office:value="184.287981159923">
            <text:p>184.28798115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504">
            <text:p>4504</text:p>
          </table:table-cell>
          <table:table-cell office:value-type="float" office:value="174.068951855292">
            <text:p>174.06895185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04.3">
            <text:p>4504.3</text:p>
          </table:table-cell>
          <table:table-cell office:value-type="float" office:value="116.433285618847">
            <text:p>116.433285618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05.1">
            <text:p>4505.1</text:p>
          </table:table-cell>
          <table:table-cell office:value-type="float" office:value="114.4014422986">
            <text:p>114.40144229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505.5">
            <text:p>4505.5</text:p>
          </table:table-cell>
          <table:table-cell office:value-type="float" office:value="168.12153342151">
            <text:p>168.12153342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07.5">
            <text:p>4507.5</text:p>
          </table:table-cell>
          <table:table-cell office:value-type="float" office:value="154.429109950165">
            <text:p>154.42910995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514.25">
            <text:p>4514.25</text:p>
          </table:table-cell>
          <table:table-cell office:value-type="float" office:value="215.461104378493">
            <text:p>215.46110437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515.9">
            <text:p>4515.9</text:p>
          </table:table-cell>
          <table:table-cell office:value-type="float" office:value="192.224842307127">
            <text:p>192.224842307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16.55">
            <text:p>4516.55</text:p>
          </table:table-cell>
          <table:table-cell office:value-type="float" office:value="185.123870692032">
            <text:p>185.1238706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517.65">
            <text:p>4517.65</text:p>
          </table:table-cell>
          <table:table-cell office:value-type="float" office:value="164.57134471104">
            <text:p>164.57134471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518.15">
            <text:p>4518.15</text:p>
          </table:table-cell>
          <table:table-cell office:value-type="float" office:value="172.784338121255">
            <text:p>172.78433812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519.1">
            <text:p>4519.1</text:p>
          </table:table-cell>
          <table:table-cell office:value-type="float" office:value="136.859380387316">
            <text:p>136.859380387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23.05">
            <text:p>4523.05</text:p>
          </table:table-cell>
          <table:table-cell office:value-type="float" office:value="217.480912955597">
            <text:p>217.48091295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24.75">
            <text:p>4524.75</text:p>
          </table:table-cell>
          <table:table-cell office:value-type="float" office:value="186.250604025866">
            <text:p>186.250604025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526.45">
            <text:p>4526.45</text:p>
          </table:table-cell>
          <table:table-cell office:value-type="float" office:value="133.329094724295">
            <text:p>133.329094724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526.75">
            <text:p>4526.75</text:p>
          </table:table-cell>
          <table:table-cell office:value-type="float" office:value="173.630894428382">
            <text:p>173.630894428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28.35">
            <text:p>4528.35</text:p>
          </table:table-cell>
          <table:table-cell office:value-type="float" office:value="264.795255810976">
            <text:p>264.79525581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528.5">
            <text:p>4528.5</text:p>
          </table:table-cell>
          <table:table-cell office:value-type="float" office:value="182.211827278034">
            <text:p>182.21182727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530">
            <text:p>4530</text:p>
          </table:table-cell>
          <table:table-cell office:value-type="float" office:value="187.969944406014">
            <text:p>187.96994440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30.6">
            <text:p>4530.6</text:p>
          </table:table-cell>
          <table:table-cell office:value-type="float" office:value="150.993840933993">
            <text:p>150.99384093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31.85">
            <text:p>4531.85</text:p>
          </table:table-cell>
          <table:table-cell office:value-type="float" office:value="151.638806049111">
            <text:p>151.638806049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42.4">
            <text:p>4542.4</text:p>
          </table:table-cell>
          <table:table-cell office:value-type="float" office:value="248.518289065413">
            <text:p>248.518289065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43.85">
            <text:p>4543.85</text:p>
          </table:table-cell>
          <table:table-cell office:value-type="float" office:value="177.601879213031">
            <text:p>177.60187921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47.7">
            <text:p>4547.7</text:p>
          </table:table-cell>
          <table:table-cell office:value-type="float" office:value="145.991814839052">
            <text:p>145.99181483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49.3">
            <text:p>4549.3</text:p>
          </table:table-cell>
          <table:table-cell office:value-type="float" office:value="173.688830959276">
            <text:p>173.688830959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550.9">
            <text:p>4550.9</text:p>
          </table:table-cell>
          <table:table-cell office:value-type="float" office:value="144.15751801415">
            <text:p>144.157518014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52.1">
            <text:p>4552.1</text:p>
          </table:table-cell>
          <table:table-cell office:value-type="float" office:value="170.742759729366">
            <text:p>170.74275972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553.85">
            <text:p>4553.85</text:p>
          </table:table-cell>
          <table:table-cell office:value-type="float" office:value="182.320672168572">
            <text:p>182.32067216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57.35">
            <text:p>4557.35</text:p>
          </table:table-cell>
          <table:table-cell office:value-type="float" office:value="286.223562097882">
            <text:p>286.22356209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58.45">
            <text:p>4558.45</text:p>
          </table:table-cell>
          <table:table-cell office:value-type="float" office:value="147.390120089509">
            <text:p>147.39012008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59.2">
            <text:p>4559.2</text:p>
          </table:table-cell>
          <table:table-cell office:value-type="float" office:value="148.445815030266">
            <text:p>148.44581503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62.65">
            <text:p>4562.65</text:p>
          </table:table-cell>
          <table:table-cell office:value-type="float" office:value="169.501998513292">
            <text:p>169.501998513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563.4">
            <text:p>4563.4</text:p>
          </table:table-cell>
          <table:table-cell office:value-type="float" office:value="166.036261099797">
            <text:p>166.036261099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569.4">
            <text:p>4569.4</text:p>
          </table:table-cell>
          <table:table-cell office:value-type="float" office:value="165.712522158104">
            <text:p>165.712522158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572.75">
            <text:p>4572.75</text:p>
          </table:table-cell>
          <table:table-cell office:value-type="float" office:value="138.685570626508">
            <text:p>138.685570626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73.35">
            <text:p>4573.35</text:p>
          </table:table-cell>
          <table:table-cell office:value-type="float" office:value="161.114020184464">
            <text:p>161.11402018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73.4">
            <text:p>4573.4</text:p>
          </table:table-cell>
          <table:table-cell office:value-type="float" office:value="231.685433292644">
            <text:p>231.685433292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575.85">
            <text:p>4575.85</text:p>
          </table:table-cell>
          <table:table-cell office:value-type="float" office:value="159.657218753178">
            <text:p>159.657218753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578.7">
            <text:p>4578.7</text:p>
          </table:table-cell>
          <table:table-cell office:value-type="float" office:value="188.502546401899">
            <text:p>188.502546401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582.55">
            <text:p>4582.55</text:p>
          </table:table-cell>
          <table:table-cell office:value-type="float" office:value="169.053682302398">
            <text:p>169.053682302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585.45">
            <text:p>4585.45</text:p>
          </table:table-cell>
          <table:table-cell office:value-type="float" office:value="144.015441880376">
            <text:p>144.01544188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586.15">
            <text:p>4586.15</text:p>
          </table:table-cell>
          <table:table-cell office:value-type="float" office:value="152.850997706917">
            <text:p>152.85099770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586.95">
            <text:p>4586.95</text:p>
          </table:table-cell>
          <table:table-cell office:value-type="float" office:value="121.550185108868">
            <text:p>121.55018510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588.25">
            <text:p>4588.25</text:p>
          </table:table-cell>
          <table:table-cell office:value-type="float" office:value="112.653395421532">
            <text:p>112.65339542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595.15">
            <text:p>4595.15</text:p>
          </table:table-cell>
          <table:table-cell office:value-type="float" office:value="167.568277129056">
            <text:p>167.568277129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596.15">
            <text:p>4596.15</text:p>
          </table:table-cell>
          <table:table-cell office:value-type="float" office:value="158.860717296631">
            <text:p>158.86071729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04.95">
            <text:p>4604.95</text:p>
          </table:table-cell>
          <table:table-cell office:value-type="float" office:value="165.704397950085">
            <text:p>165.704397950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605.5">
            <text:p>4605.5</text:p>
          </table:table-cell>
          <table:table-cell office:value-type="float" office:value="126.189341863725">
            <text:p>126.189341863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606.75">
            <text:p>4606.75</text:p>
          </table:table-cell>
          <table:table-cell office:value-type="float" office:value="165.428496638276">
            <text:p>165.428496638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611.85">
            <text:p>4611.85</text:p>
          </table:table-cell>
          <table:table-cell office:value-type="float" office:value="154.441987490449">
            <text:p>154.44198749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0">
            <text:p>100</text:p>
          </table:table-cell>
          <table:table-cell office:value-type="float" office:value="4616.65">
            <text:p>4616.65</text:p>
          </table:table-cell>
          <table:table-cell office:value-type="float" office:value="170.47471220096">
            <text:p>170.4747122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621.65">
            <text:p>4621.65</text:p>
          </table:table-cell>
          <table:table-cell office:value-type="float" office:value="147.343569591618">
            <text:p>147.343569591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22.7">
            <text:p>4622.7</text:p>
          </table:table-cell>
          <table:table-cell office:value-type="float" office:value="86.6337693973891">
            <text:p>86.633769397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624">
            <text:p>4624</text:p>
          </table:table-cell>
          <table:table-cell office:value-type="float" office:value="157.289541928254">
            <text:p>157.28954192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24.15">
            <text:p>4624.15</text:p>
          </table:table-cell>
          <table:table-cell office:value-type="float" office:value="154.671999728458">
            <text:p>154.671999728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628.15">
            <text:p>4628.15</text:p>
          </table:table-cell>
          <table:table-cell office:value-type="float" office:value="188.451658257496">
            <text:p>188.451658257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">
            <text:p>20</text:p>
          </table:table-cell>
          <table:table-cell office:value-type="float" office:value="4629.7">
            <text:p>4629.7</text:p>
          </table:table-cell>
          <table:table-cell office:value-type="float" office:value="189.477993445149">
            <text:p>189.47799344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633.15">
            <text:p>4633.15</text:p>
          </table:table-cell>
          <table:table-cell office:value-type="float" office:value="211.185765382045">
            <text:p>211.18576538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33.75">
            <text:p>4633.75</text:p>
          </table:table-cell>
          <table:table-cell office:value-type="float" office:value="207.869159569187">
            <text:p>207.86915956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300">
            <text:p>300</text:p>
          </table:table-cell>
          <table:table-cell office:value-type="float" office:value="4639.5">
            <text:p>4639.5</text:p>
          </table:table-cell>
          <table:table-cell office:value-type="float" office:value="168.606791085057">
            <text:p>168.606791085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41.4">
            <text:p>4641.4</text:p>
          </table:table-cell>
          <table:table-cell office:value-type="float" office:value="210.949614837288">
            <text:p>210.949614837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43.65">
            <text:p>4643.65</text:p>
          </table:table-cell>
          <table:table-cell office:value-type="float" office:value="144.784417324517">
            <text:p>144.78441732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50">
            <text:p>4650</text:p>
          </table:table-cell>
          <table:table-cell office:value-type="float" office:value="265.94473110028">
            <text:p>265.9447311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654.15">
            <text:p>4654.15</text:p>
          </table:table-cell>
          <table:table-cell office:value-type="float" office:value="155.566472930384">
            <text:p>155.566472930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60.45">
            <text:p>4660.45</text:p>
          </table:table-cell>
          <table:table-cell office:value-type="float" office:value="201.08542339016">
            <text:p>201.085423390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60.85">
            <text:p>4660.85</text:p>
          </table:table-cell>
          <table:table-cell office:value-type="float" office:value="186.778016640075">
            <text:p>186.778016640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681.95">
            <text:p>4681.95</text:p>
          </table:table-cell>
          <table:table-cell office:value-type="float" office:value="216.671519817442">
            <text:p>216.671519817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688.85">
            <text:p>4688.85</text:p>
          </table:table-cell>
          <table:table-cell office:value-type="float" office:value="181.027974357556">
            <text:p>181.027974357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90.1">
            <text:p>4690.1</text:p>
          </table:table-cell>
          <table:table-cell office:value-type="float" office:value="216.776820716607">
            <text:p>216.77682071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690.35">
            <text:p>4690.35</text:p>
          </table:table-cell>
          <table:table-cell office:value-type="float" office:value="210.583777865248">
            <text:p>210.58377786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696.7">
            <text:p>4696.7</text:p>
          </table:table-cell>
          <table:table-cell office:value-type="float" office:value="192.749863813181">
            <text:p>192.74986381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">
            <text:p>50</text:p>
          </table:table-cell>
          <table:table-cell office:value-type="float" office:value="4699.65">
            <text:p>4699.65</text:p>
          </table:table-cell>
          <table:table-cell office:value-type="float" office:value="184.876519601598">
            <text:p>184.876519601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729.45">
            <text:p>4729.45</text:p>
          </table:table-cell>
          <table:table-cell office:value-type="float" office:value="268.309052214047">
            <text:p>268.3090522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745.75">
            <text:p>4745.75</text:p>
          </table:table-cell>
          <table:table-cell office:value-type="float" office:value="196.261018798945">
            <text:p>196.261018798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10">
            <text:p>10</text:p>
          </table:table-cell>
          <table:table-cell office:value-type="float" office:value="4749.6">
            <text:p>4749.6</text:p>
          </table:table-cell>
          <table:table-cell office:value-type="float" office:value="167.3252521289">
            <text:p>167.32525212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200">
            <text:p>200</text:p>
          </table:table-cell>
          <table:table-cell office:value-type="float" office:value="4756.1">
            <text:p>4756.1</text:p>
          </table:table-cell>
          <table:table-cell office:value-type="float" office:value="200.107696003927">
            <text:p>200.10769600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761.15">
            <text:p>4761.15</text:p>
          </table:table-cell>
          <table:table-cell office:value-type="float" office:value="119.334938303918">
            <text:p>119.334938303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765.75">
            <text:p>4765.75</text:p>
          </table:table-cell>
          <table:table-cell office:value-type="float" office:value="142.453106319238">
            <text:p>142.453106319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769.7">
            <text:p>4769.7</text:p>
          </table:table-cell>
          <table:table-cell office:value-type="float" office:value="201.242167549448">
            <text:p>201.24216754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783.95">
            <text:p>4783.95</text:p>
          </table:table-cell>
          <table:table-cell office:value-type="float" office:value="153.418537015577">
            <text:p>153.418537015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860.95">
            <text:p>4860.95</text:p>
          </table:table-cell>
          <table:table-cell office:value-type="float" office:value="134.611840118171">
            <text:p>134.611840118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float" office:value="500">
            <text:p>500</text:p>
          </table:table-cell>
          <table:table-cell office:value-type="float" office:value="4901.05">
            <text:p>4901.05</text:p>
          </table:table-cell>
          <table:table-cell office:value-type="float" office:value="168.149776984687">
            <text:p>168.14977698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958.85">
            <text:p>4958.85</text:p>
          </table:table-cell>
          <table:table-cell office:value-type="float" office:value="185.284450238006">
            <text:p>185.28445023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15">
            <text:p>0.15</text:p>
          </table:table-cell>
          <table:table-cell office:value-type="string">
            <text:p>null</text:p>
          </table:table-cell>
          <table:table-cell office:value-type="float" office:value="4988.75">
            <text:p>4988.75</text:p>
          </table:table-cell>
          <table:table-cell office:value-type="float" office:value="212.711512382381">
            <text:p>212.7115123824</text:p>
          </table:table-cell>
        </table:table-row>
        <table:table-row table:style-name="ro2" table:number-rows-repeated="104828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JVM1.A1:JVM1.H289" table:display-filter-buttons="true">
          <table:filter>
            <table:filter-and>
              <table:filter-condition table:field-number="0" table:value="10" table:operator="="/>
              <table:filter-condition table:field-number="2" table:value="3" table:operator="="/>
              <table:filter-condition table:field-number="3" table:value="500" table:operator="=">
                <table:filter-set-item table:value="500"/>
                <table:filter-set-item table:value="50"/>
              </table:filter-condition>
            </table:filter-and>
          </table:filter>
          <table:sort>
            <table:sort-by table:field-number="6" table:data-type="automatic"/>
          </table:sort>
        </table:database-range>
        <table:database-range table:name="__Anonymous_Sheet_DB__1" table:target-range-address="JVM2.A1:JVM2.H289">
          <table:sort>
            <table:sort-by table:field-number="6" table:data-type="automatic"/>
          </table:sort>
        </table:database-range>
        <table:database-range table:name="__Anonymous_Sheet_DB__2" table:target-range-address="JVM3.A1:JVM3.H289">
          <table:sort>
            <table:sort-by table:field-number="6" table:data-type="automatic"/>
          </table:sort>
        </table:database-range>
        <table:database-range table:name="__Anonymous_Sheet_DB__3" table:target-range-address="JVM4.A1:JVM4.H28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2:48:18</dc:date>
    <meta:generator>LibreOffice/3.5$Linux_X86_64 LibreOffice_project/350m1$Build-2</meta:generator>
    <meta:editing-duration>PT19M5S</meta:editing-duration>
    <meta:editing-cycles>7</meta:editing-cycles>
    <meta:document-statistic meta:table-count="4" meta:cell-count="9248" meta:object-count="0"/>
  </office:meta>
</office:document-meta>
</file>